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9.47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8.8mm"/>
    </style:style>
    <style:style style:name="co6" style:family="table-column">
      <style:table-column-properties fo:break-before="auto" style:column-width="24.45mm"/>
    </style:style>
    <style:style style:name="co7" style:family="table-column">
      <style:table-column-properties fo:break-before="auto" style:column-width="16.81mm"/>
    </style:style>
    <style:style style:name="co8" style:family="table-column">
      <style:table-column-properties fo:break-before="auto" style:column-width="9.37mm"/>
    </style:style>
    <style:style style:name="co9" style:family="table-column">
      <style:table-column-properties fo:break-before="auto" style:column-width="9.03mm"/>
    </style:style>
    <style:style style:name="co10" style:family="table-column">
      <style:table-column-properties fo:break-before="auto" style:column-width="8.7mm"/>
    </style:style>
    <style:style style:name="co11" style:family="table-column">
      <style:table-column-properties fo:break-before="auto" style:column-width="7.36mm"/>
    </style:style>
    <style:style style:name="co12" style:family="table-column">
      <style:table-column-properties fo:break-before="auto" style:column-width="7.02mm"/>
    </style:style>
    <style:style style:name="co13" style:family="table-column">
      <style:table-column-properties fo:break-before="auto" style:column-width="5.34mm"/>
    </style:style>
    <style:style style:name="co14" style:family="table-column">
      <style:table-column-properties fo:break-before="auto" style:column-width="9.24mm"/>
    </style:style>
    <style:style style:name="co15" style:family="table-column">
      <style:table-column-properties fo:break-before="auto" style:column-width="7.21mm"/>
    </style:style>
    <style:style style:name="co16" style:family="table-column">
      <style:table-column-properties fo:break-before="auto" style:column-width="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Color Mapp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tal values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Brightness</text:p>
          </table:table-cell>
          <table:table-cell table:style-name="ce4" office:value-type="string" calcext:value-type="string" table:number-columns-spanned="2" table:number-rows-spanned="1">
            <text:p>Hue</text:p>
          </table:table-cell>
          <table:covered-table-cell table:style-name="ce4"/>
        </table:table-row>
      </table:table>
      <table:table table:name="FillIn" table:style-name="ta1">
        <office:forms form:automatic-focus="false" form:apply-design-mode="false"/>
        <table:table-column table:style-name="co2" table:default-cell-style-name="ce1"/>
        <table:table-column table:style-name="co3" table:number-columns-repeated="71" table:default-cell-style-name="Default"/>
        <table:table-column table:style-name="co2" table:number-columns-repeated="14" table:default-cell-style-name="Default"/>
        <table:table-column table:style-name="co1" table:default-cell-style-name="ce3"/>
        <table:table-column table:style-name="co1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96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95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95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9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96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9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277" calcext:value-type="float">
            <text:p>277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97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97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72" calcext:value-type="float">
            <text:p>172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94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93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9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number-columns-repeated="9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table:number-columns-repeated="94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  <table:table-cell table:number-columns-repeated="9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7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94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  <table:table-cell table:number-columns-repeated="9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/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3"/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  <table:table-cell table:number-columns-repeated="9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9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34"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  <table:table-cell office:value-type="float" office:value="411" calcext:value-type="float">
            <text:p>4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4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0"/>
        </table:table-row>
        <table:table-row table:style-name="ro1">
          <table:table-cell table:style-name="ce2"/>
          <table:table-cell table:style-name="ce3" table:number-columns-repeated="85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-1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71" table:default-cell-style-name="Default"/>
        <table:table-column table:style-name="co4" table:number-columns-repeated="14" table:default-cell-style-name="Default"/>
        <table:table-column table:style-name="co1" table:default-cell-style-name="ce3"/>
        <table:table-column table:style-name="co1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7" calcext:value-type="float">
            <text:p>47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326" calcext:value-type="float">
            <text:p>326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337" calcext:value-type="float">
            <text:p>337</text:p>
          </table:table-cell>
          <table:table-cell table:formula="of:=IF([$FillIn.AW2]&lt;&gt;&quot;&quot;;[$FillIn.AW2];-1)" office:value-type="float" office:value="338" calcext:value-type="float">
            <text:p>338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6" calcext:value-type="float">
            <text:p>46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325" calcext:value-type="float">
            <text:p>325</text:p>
          </table:table-cell>
          <table:table-cell table:formula="of:=IF([$FillIn.AO3]&lt;&gt;&quot;&quot;;[$FillIn.AO3];-1)" office:value-type="float" office:value="327" calcext:value-type="float">
            <text:p>327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335" calcext:value-type="float">
            <text:p>335</text:p>
          </table:table-cell>
          <table:table-cell table:formula="of:=IF([$FillIn.AU3]&lt;&gt;&quot;&quot;;[$FillIn.AU3];-1)" office:value-type="float" office:value="336" calcext:value-type="float">
            <text:p>336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339" calcext:value-type="float">
            <text:p>339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5" calcext:value-type="float">
            <text:p>45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292" calcext:value-type="float">
            <text:p>292</text:p>
          </table:table-cell>
          <table:table-cell table:formula="of:=IF([$FillIn.O4]&lt;&gt;&quot;&quot;;[$FillIn.O4];-1)" office:value-type="float" office:value="293" calcext:value-type="float">
            <text:p>293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324" calcext:value-type="float">
            <text:p>324</text:p>
          </table:table-cell>
          <table:table-cell table:formula="of:=IF([$FillIn.AN4]&lt;&gt;&quot;&quot;;[$FillIn.AN4];-1)" office:value-type="float" office:value="328" calcext:value-type="float">
            <text:p>328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333" calcext:value-type="float">
            <text:p>333</text:p>
          </table:table-cell>
          <table:table-cell table:formula="of:=IF([$FillIn.AT4]&lt;&gt;&quot;&quot;;[$FillIn.AT4];-1)" office:value-type="float" office:value="334" calcext:value-type="float">
            <text:p>334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4" calcext:value-type="float">
            <text:p>44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291" calcext:value-type="float">
            <text:p>29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294" calcext:value-type="float">
            <text:p>294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323" calcext:value-type="float">
            <text:p>323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329" calcext:value-type="float">
            <text:p>329</text:p>
          </table:table-cell>
          <table:table-cell table:formula="of:=IF([$FillIn.AP5]&lt;&gt;&quot;&quot;;[$FillIn.AP5];-1)" office:value-type="float" office:value="330" calcext:value-type="float">
            <text:p>330</text:p>
          </table:table-cell>
          <table:table-cell table:formula="of:=IF([$FillIn.AQ5]&lt;&gt;&quot;&quot;;[$FillIn.AQ5];-1)" office:value-type="float" office:value="331" calcext:value-type="float">
            <text:p>331</text:p>
          </table:table-cell>
          <table:table-cell table:formula="of:=IF([$FillIn.AR5]&lt;&gt;&quot;&quot;;[$FillIn.AR5];-1)" office:value-type="float" office:value="332" calcext:value-type="float">
            <text:p>332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340" calcext:value-type="float">
            <text:p>340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3" calcext:value-type="float">
            <text:p>43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290" calcext:value-type="float">
            <text:p>290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295" calcext:value-type="float">
            <text:p>295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322" calcext:value-type="float">
            <text:p>322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341" calcext:value-type="float">
            <text:p>34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2" calcext:value-type="float">
            <text:p>42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289" calcext:value-type="float">
            <text:p>289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296" calcext:value-type="float">
            <text:p>296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321" calcext:value-type="float">
            <text:p>32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342" calcext:value-type="float">
            <text:p>342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1" calcext:value-type="float">
            <text:p>41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288" calcext:value-type="float">
            <text:p>288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297" calcext:value-type="float">
            <text:p>297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210" calcext:value-type="float">
            <text:p>210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351" calcext:value-type="float">
            <text:p>351</text:p>
          </table:table-cell>
          <table:table-cell table:formula="of:=IF([$FillIn.AR8]&lt;&gt;&quot;&quot;;[$FillIn.AR8];-1)" office:value-type="float" office:value="350" calcext:value-type="float">
            <text:p>350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348" calcext:value-type="float">
            <text:p>348</text:p>
          </table:table-cell>
          <table:table-cell table:formula="of:=IF([$FillIn.AU8]&lt;&gt;&quot;&quot;;[$FillIn.AU8];-1)" office:value-type="float" office:value="347" calcext:value-type="float">
            <text:p>347</text:p>
          </table:table-cell>
          <table:table-cell table:formula="of:=IF([$FillIn.AV8]&lt;&gt;&quot;&quot;;[$FillIn.AV8];-1)" office:value-type="float" office:value="346" calcext:value-type="float">
            <text:p>346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343" calcext:value-type="float">
            <text:p>343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0" calcext:value-type="float">
            <text:p>40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286" calcext:value-type="float">
            <text:p>286</text:p>
          </table:table-cell>
          <table:table-cell table:formula="of:=IF([$FillIn.I9]&lt;&gt;&quot;&quot;;[$FillIn.I9];-1)" office:value-type="float" office:value="287" calcext:value-type="float">
            <text:p>287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298" calcext:value-type="float">
            <text:p>298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306" calcext:value-type="float">
            <text:p>306</text:p>
          </table:table-cell>
          <table:table-cell table:formula="of:=IF([$FillIn.X9]&lt;&gt;&quot;&quot;;[$FillIn.X9];-1)" office:value-type="float" office:value="307" calcext:value-type="float">
            <text:p>307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219" calcext:value-type="float">
            <text:p>219</text:p>
          </table:table-cell>
          <table:table-cell table:formula="of:=IF([$FillIn.AK9]&lt;&gt;&quot;&quot;;[$FillIn.AK9];-1)" office:value-type="float" office:value="318" calcext:value-type="float">
            <text:p>318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352" calcext:value-type="float">
            <text:p>352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349" calcext:value-type="float">
            <text:p>349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345" calcext:value-type="float">
            <text:p>345</text:p>
          </table:table-cell>
          <table:table-cell table:formula="of:=IF([$FillIn.AW9]&lt;&gt;&quot;&quot;;[$FillIn.AW9];-1)" office:value-type="float" office:value="344" calcext:value-type="float">
            <text:p>344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39" calcext:value-type="float">
            <text:p>39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285" calcext:value-type="float">
            <text:p>285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299" calcext:value-type="float">
            <text:p>299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305" calcext:value-type="float">
            <text:p>305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353" calcext:value-type="float">
            <text:p>353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38" calcext:value-type="float">
            <text:p>38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284" calcext:value-type="float">
            <text:p>284</text:p>
          </table:table-cell>
          <table:table-cell table:formula="of:=IF([$FillIn.I11]&lt;&gt;&quot;&quot;;[$FillIn.I11];-1)" office:value-type="float" office:value="283" calcext:value-type="float">
            <text:p>283</text:p>
          </table:table-cell>
          <table:table-cell table:formula="of:=IF([$FillIn.J11]&lt;&gt;&quot;&quot;;[$FillIn.J11];-1)" office:value-type="float" office:value="282" calcext:value-type="float">
            <text:p>282</text:p>
          </table:table-cell>
          <table:table-cell table:formula="of:=IF([$FillIn.K11]&lt;&gt;&quot;&quot;;[$FillIn.K11];-1)" office:value-type="float" office:value="281" calcext:value-type="float">
            <text:p>281</text:p>
          </table:table-cell>
          <table:table-cell table:formula="of:=IF([$FillIn.L11]&lt;&gt;&quot;&quot;;[$FillIn.L11];-1)" office:value-type="float" office:value="280" calcext:value-type="float">
            <text:p>280</text:p>
          </table:table-cell>
          <table:table-cell table:formula="of:=IF([$FillIn.M11]&lt;&gt;&quot;&quot;;[$FillIn.M11];-1)" office:value-type="float" office:value="279" calcext:value-type="float">
            <text:p>279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301" calcext:value-type="float">
            <text:p>301</text:p>
          </table:table-cell>
          <table:table-cell table:formula="of:=IF([$FillIn.T11]&lt;&gt;&quot;&quot;;[$FillIn.T11];-1)" office:value-type="float" office:value="302" calcext:value-type="float">
            <text:p>302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304" calcext:value-type="float">
            <text:p>304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308" calcext:value-type="float">
            <text:p>308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309" calcext:value-type="float">
            <text:p>309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311" calcext:value-type="float">
            <text:p>31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313" calcext:value-type="float">
            <text:p>313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315" calcext:value-type="float">
            <text:p>315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317" calcext:value-type="float">
            <text:p>317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354" calcext:value-type="float">
            <text:p>354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7" calcext:value-type="float">
            <text:p>37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278" calcext:value-type="float">
            <text:p>278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300" calcext:value-type="float">
            <text:p>300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303" calcext:value-type="float">
            <text:p>303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310" calcext:value-type="float">
            <text:p>310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312" calcext:value-type="float">
            <text:p>312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314" calcext:value-type="float">
            <text:p>314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316" calcext:value-type="float">
            <text:p>316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355" calcext:value-type="float">
            <text:p>355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6" calcext:value-type="float">
            <text:p>36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277" calcext:value-type="float">
            <text:p>277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5" calcext:value-type="float">
            <text:p>35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276" calcext:value-type="float">
            <text:p>276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356" calcext:value-type="float">
            <text:p>356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4" calcext:value-type="float">
            <text:p>34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267" calcext:value-type="float">
            <text:p>267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275" calcext:value-type="float">
            <text:p>275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357" calcext:value-type="float">
            <text:p>357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3" calcext:value-type="float">
            <text:p>33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266" calcext:value-type="float">
            <text:p>266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268" calcext:value-type="float">
            <text:p>268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274" calcext:value-type="float">
            <text:p>274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358" calcext:value-type="float">
            <text:p>358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2" calcext:value-type="float">
            <text:p>32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273" calcext:value-type="float">
            <text:p>273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1" calcext:value-type="float">
            <text:p>31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265" calcext:value-type="float">
            <text:p>265</text:p>
          </table:table-cell>
          <table:table-cell table:formula="of:=IF([$FillIn.E18]&lt;&gt;&quot;&quot;;[$FillIn.E18];-1)" office:value-type="float" office:value="269" calcext:value-type="float">
            <text:p>269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272" calcext:value-type="float">
            <text:p>272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359" calcext:value-type="float">
            <text:p>359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0" calcext:value-type="float">
            <text:p>30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270" calcext:value-type="float">
            <text:p>270</text:p>
          </table:table-cell>
          <table:table-cell table:formula="of:=IF([$FillIn.G19]&lt;&gt;&quot;&quot;;[$FillIn.G19];-1)" office:value-type="float" office:value="271" calcext:value-type="float">
            <text:p>27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255" calcext:value-type="float">
            <text:p>255</text:p>
          </table:table-cell>
          <table:table-cell table:formula="of:=IF([$FillIn.M19]&lt;&gt;&quot;&quot;;[$FillIn.M19];-1)" office:value-type="float" office:value="254" calcext:value-type="float">
            <text:p>254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360" calcext:value-type="float">
            <text:p>360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29" calcext:value-type="float">
            <text:p>29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264" calcext:value-type="float">
            <text:p>264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257" calcext:value-type="float">
            <text:p>257</text:p>
          </table:table-cell>
          <table:table-cell table:formula="of:=IF([$FillIn.K20]&lt;&gt;&quot;&quot;;[$FillIn.K20];-1)" office:value-type="float" office:value="256" calcext:value-type="float">
            <text:p>256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253" calcext:value-type="float">
            <text:p>253</text:p>
          </table:table-cell>
          <table:table-cell table:formula="of:=IF([$FillIn.O20]&lt;&gt;&quot;&quot;;[$FillIn.O20];-1)" office:value-type="float" office:value="252" calcext:value-type="float">
            <text:p>252</text:p>
          </table:table-cell>
          <table:table-cell table:formula="of:=IF([$FillIn.P20]&lt;&gt;&quot;&quot;;[$FillIn.P20];-1)" office:value-type="float" office:value="251" calcext:value-type="float">
            <text:p>25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172" calcext:value-type="float">
            <text:p>172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28" calcext:value-type="float">
            <text:p>28</text:p>
          </table:table-cell>
          <table:table-cell table:formula="of:=IF([$FillIn.B21]&lt;&gt;&quot;&quot;;[$FillIn.B21];-1)" office:value-type="float" office:value="263" calcext:value-type="float">
            <text:p>263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258" calcext:value-type="float">
            <text:p>258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240" calcext:value-type="float">
            <text:p>240</text:p>
          </table:table-cell>
          <table:table-cell table:formula="of:=IF([$FillIn.O21]&lt;&gt;&quot;&quot;;[$FillIn.O21];-1)" office:value-type="float" office:value="241" calcext:value-type="float">
            <text:p>241</text:p>
          </table:table-cell>
          <table:table-cell table:formula="of:=IF([$FillIn.P21]&lt;&gt;&quot;&quot;;[$FillIn.P21];-1)" office:value-type="float" office:value="242" calcext:value-type="float">
            <text:p>242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177" calcext:value-type="float">
            <text:p>177</text:p>
          </table:table-cell>
          <table:table-cell table:formula="of:=IF([$FillIn.V21]&lt;&gt;&quot;&quot;;[$FillIn.V21];-1)" office:value-type="float" office:value="176" calcext:value-type="float">
            <text:p>176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175" calcext:value-type="float">
            <text:p>175</text:p>
          </table:table-cell>
          <table:table-cell table:formula="of:=IF([$FillIn.Y21]&lt;&gt;&quot;&quot;;[$FillIn.Y21];-1)" office:value-type="float" office:value="174" calcext:value-type="float">
            <text:p>174</text:p>
          </table:table-cell>
          <table:table-cell table:formula="of:=IF([$FillIn.Z21]&lt;&gt;&quot;&quot;;[$FillIn.Z21];-1)" office:value-type="float" office:value="173" calcext:value-type="float">
            <text:p>173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171" calcext:value-type="float">
            <text:p>17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363" calcext:value-type="float">
            <text:p>363</text:p>
          </table:table-cell>
          <table:table-cell table:formula="of:=IF([$FillIn.AG21]&lt;&gt;&quot;&quot;;[$FillIn.AG21];-1)" office:value-type="float" office:value="362" calcext:value-type="float">
            <text:p>362</text:p>
          </table:table-cell>
          <table:table-cell table:formula="of:=IF([$FillIn.AH21]&lt;&gt;&quot;&quot;;[$FillIn.AH21];-1)" office:value-type="float" office:value="361" calcext:value-type="float">
            <text:p>36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7" calcext:value-type="float">
            <text:p>27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259" calcext:value-type="float">
            <text:p>259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239" calcext:value-type="float">
            <text:p>239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243" calcext:value-type="float">
            <text:p>243</text:p>
          </table:table-cell>
          <table:table-cell table:formula="of:=IF([$FillIn.Q22]&lt;&gt;&quot;&quot;;[$FillIn.Q22];-1)" office:value-type="float" office:value="250" calcext:value-type="float">
            <text:p>250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178" calcext:value-type="float">
            <text:p>178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204" calcext:value-type="float">
            <text:p>204</text:p>
          </table:table-cell>
          <table:table-cell table:formula="of:=IF([$FillIn.W22]&lt;&gt;&quot;&quot;;[$FillIn.W22];-1)" office:value-type="float" office:value="205" calcext:value-type="float">
            <text:p>205</text:p>
          </table:table-cell>
          <table:table-cell table:formula="of:=IF([$FillIn.X22]&lt;&gt;&quot;&quot;;[$FillIn.X22];-1)" office:value-type="float" office:value="206" calcext:value-type="float">
            <text:p>206</text:p>
          </table:table-cell>
          <table:table-cell table:formula="of:=IF([$FillIn.Y22]&lt;&gt;&quot;&quot;;[$FillIn.Y22];-1)" office:value-type="float" office:value="207" calcext:value-type="float">
            <text:p>207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170" calcext:value-type="float">
            <text:p>170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364" calcext:value-type="float">
            <text:p>364</text:p>
          </table:table-cell>
          <table:table-cell table:formula="of:=IF([$FillIn.AG22]&lt;&gt;&quot;&quot;;[$FillIn.AG22];-1)" office:value-type="float" office:value="365" calcext:value-type="float">
            <text:p>365</text:p>
          </table:table-cell>
          <table:table-cell table:formula="of:=IF([$FillIn.AH22]&lt;&gt;&quot;&quot;;[$FillIn.AH22];-1)" office:value-type="float" office:value="366" calcext:value-type="float">
            <text:p>366</text:p>
          </table:table-cell>
          <table:table-cell table:formula="of:=IF([$FillIn.AI22]&lt;&gt;&quot;&quot;;[$FillIn.AI22];-1)" office:value-type="float" office:value="367" calcext:value-type="float">
            <text:p>367</text:p>
          </table:table-cell>
          <table:table-cell table:formula="of:=IF([$FillIn.AJ22]&lt;&gt;&quot;&quot;;[$FillIn.AJ22];-1)" office:value-type="float" office:value="368" calcext:value-type="float">
            <text:p>368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380" calcext:value-type="float">
            <text:p>380</text:p>
          </table:table-cell>
          <table:table-cell table:formula="of:=IF([$FillIn.AR22]&lt;&gt;&quot;&quot;;[$FillIn.AR22];-1)" office:value-type="float" office:value="381" calcext:value-type="float">
            <text:p>381</text:p>
          </table:table-cell>
          <table:table-cell table:formula="of:=IF([$FillIn.AS22]&lt;&gt;&quot;&quot;;[$FillIn.AS22];-1)" office:value-type="float" office:value="382" calcext:value-type="float">
            <text:p>382</text:p>
          </table:table-cell>
          <table:table-cell table:formula="of:=IF([$FillIn.AT22]&lt;&gt;&quot;&quot;;[$FillIn.AT22];-1)" office:value-type="float" office:value="383" calcext:value-type="float">
            <text:p>383</text:p>
          </table:table-cell>
          <table:table-cell table:formula="of:=IF([$FillIn.AU22]&lt;&gt;&quot;&quot;;[$FillIn.AU22];-1)" office:value-type="float" office:value="384" calcext:value-type="float">
            <text:p>384</text:p>
          </table:table-cell>
          <table:table-cell table:formula="of:=IF([$FillIn.AV22]&lt;&gt;&quot;&quot;;[$FillIn.AV22];-1)" office:value-type="float" office:value="385" calcext:value-type="float">
            <text:p>385</text:p>
          </table:table-cell>
          <table:table-cell table:formula="of:=IF([$FillIn.AW22]&lt;&gt;&quot;&quot;;[$FillIn.AW22];-1)" office:value-type="float" office:value="386" calcext:value-type="float">
            <text:p>386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396" calcext:value-type="float">
            <text:p>396</text:p>
          </table:table-cell>
          <table:table-cell table:formula="of:=IF([$FillIn.BD22]&lt;&gt;&quot;&quot;;[$FillIn.BD22];-1)" office:value-type="float" office:value="397" calcext:value-type="float">
            <text:p>397</text:p>
          </table:table-cell>
          <table:table-cell table:formula="of:=IF([$FillIn.BE22]&lt;&gt;&quot;&quot;;[$FillIn.BE22];-1)" office:value-type="float" office:value="398" calcext:value-type="float">
            <text:p>398</text:p>
          </table:table-cell>
          <table:table-cell table:formula="of:=IF([$FillIn.BF22]&lt;&gt;&quot;&quot;;[$FillIn.BF22];-1)" office:value-type="float" office:value="399" calcext:value-type="float">
            <text:p>399</text:p>
          </table:table-cell>
          <table:table-cell table:formula="of:=IF([$FillIn.BG22]&lt;&gt;&quot;&quot;;[$FillIn.BG22];-1)" office:value-type="float" office:value="400" calcext:value-type="float">
            <text:p>400</text:p>
          </table:table-cell>
          <table:table-cell table:formula="of:=IF([$FillIn.BH22]&lt;&gt;&quot;&quot;;[$FillIn.BH22];-1)" office:value-type="float" office:value="401" calcext:value-type="float">
            <text:p>401</text:p>
          </table:table-cell>
          <table:table-cell table:formula="of:=IF([$FillIn.BI22]&lt;&gt;&quot;&quot;;[$FillIn.BI22];-1)" office:value-type="float" office:value="402" calcext:value-type="float">
            <text:p>402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442" calcext:value-type="float">
            <text:p>442</text:p>
          </table:table-cell>
          <table:table-cell table:formula="of:=IF([$FillIn.BN22]&lt;&gt;&quot;&quot;;[$FillIn.BN22];-1)" office:value-type="float" office:value="443" calcext:value-type="float">
            <text:p>443</text:p>
          </table:table-cell>
          <table:table-cell table:formula="of:=IF([$FillIn.BO22]&lt;&gt;&quot;&quot;;[$FillIn.BO22];-1)" office:value-type="float" office:value="444" calcext:value-type="float">
            <text:p>444</text:p>
          </table:table-cell>
          <table:table-cell table:formula="of:=IF([$FillIn.BP22]&lt;&gt;&quot;&quot;;[$FillIn.BP22];-1)" office:value-type="float" office:value="445" calcext:value-type="float">
            <text:p>445</text:p>
          </table:table-cell>
          <table:table-cell table:formula="of:=IF([$FillIn.BQ22]&lt;&gt;&quot;&quot;;[$FillIn.BQ22];-1)" office:value-type="float" office:value="446" calcext:value-type="float">
            <text:p>446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6" calcext:value-type="float">
            <text:p>26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369" calcext:value-type="float">
            <text:p>369</text:p>
          </table:table-cell>
          <table:table-cell table:formula="of:=IF([$FillIn.AK23]&lt;&gt;&quot;&quot;;[$FillIn.AK23];-1)" office:value-type="float" office:value="370" calcext:value-type="float">
            <text:p>370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378" calcext:value-type="float">
            <text:p>378</text:p>
          </table:table-cell>
          <table:table-cell table:formula="of:=IF([$FillIn.AQ23]&lt;&gt;&quot;&quot;;[$FillIn.AQ23];-1)" office:value-type="float" office:value="379" calcext:value-type="float">
            <text:p>379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387" calcext:value-type="float">
            <text:p>387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394" calcext:value-type="float">
            <text:p>394</text:p>
          </table:table-cell>
          <table:table-cell table:formula="of:=IF([$FillIn.BC23]&lt;&gt;&quot;&quot;;[$FillIn.BC23];-1)" office:value-type="float" office:value="395" calcext:value-type="float">
            <text:p>395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403" calcext:value-type="float">
            <text:p>403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440" calcext:value-type="float">
            <text:p>440</text:p>
          </table:table-cell>
          <table:table-cell table:formula="of:=IF([$FillIn.BM23]&lt;&gt;&quot;&quot;;[$FillIn.BM23];-1)" office:value-type="float" office:value="441" calcext:value-type="float">
            <text:p>44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447" calcext:value-type="float">
            <text:p>447</text:p>
          </table:table-cell>
          <table:table-cell table:formula="of:=IF([$FillIn.BR23]&lt;&gt;&quot;&quot;;[$FillIn.BR23];-1)" office:value-type="float" office:value="448" calcext:value-type="float">
            <text:p>448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5" calcext:value-type="float">
            <text:p>25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262" calcext:value-type="float">
            <text:p>262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260" calcext:value-type="float">
            <text:p>260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238" calcext:value-type="float">
            <text:p>238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249" calcext:value-type="float">
            <text:p>249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179" calcext:value-type="float">
            <text:p>179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203" calcext:value-type="float">
            <text:p>203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208" calcext:value-type="float">
            <text:p>208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169" calcext:value-type="float">
            <text:p>169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371" calcext:value-type="float">
            <text:p>37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377" calcext:value-type="float">
            <text:p>377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388" calcext:value-type="float">
            <text:p>388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392" calcext:value-type="float">
            <text:p>392</text:p>
          </table:table-cell>
          <table:table-cell table:formula="of:=IF([$FillIn.BB24]&lt;&gt;&quot;&quot;;[$FillIn.BB24];-1)" office:value-type="float" office:value="393" calcext:value-type="float">
            <text:p>393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438" calcext:value-type="float">
            <text:p>438</text:p>
          </table:table-cell>
          <table:table-cell table:formula="of:=IF([$FillIn.BL24]&lt;&gt;&quot;&quot;;[$FillIn.BL24];-1)" office:value-type="float" office:value="439" calcext:value-type="float">
            <text:p>439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449" calcext:value-type="float">
            <text:p>449</text:p>
          </table:table-cell>
          <table:table-cell table:formula="of:=IF([$FillIn.BS24]&lt;&gt;&quot;&quot;;[$FillIn.BS24];-1)" office:value-type="float" office:value="450" calcext:value-type="float">
            <text:p>450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4" calcext:value-type="float">
            <text:p>24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261" calcext:value-type="float">
            <text:p>26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237" calcext:value-type="float">
            <text:p>237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244" calcext:value-type="float">
            <text:p>244</text:p>
          </table:table-cell>
          <table:table-cell table:formula="of:=IF([$FillIn.Q25]&lt;&gt;&quot;&quot;;[$FillIn.Q25];-1)" office:value-type="float" office:value="248" calcext:value-type="float">
            <text:p>248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180" calcext:value-type="float">
            <text:p>180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202" calcext:value-type="float">
            <text:p>202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209" calcext:value-type="float">
            <text:p>209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168" calcext:value-type="float">
            <text:p>168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372" calcext:value-type="float">
            <text:p>372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376" calcext:value-type="float">
            <text:p>376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389" calcext:value-type="float">
            <text:p>389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391" calcext:value-type="float">
            <text:p>39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404" calcext:value-type="float">
            <text:p>404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451" calcext:value-type="float">
            <text:p>45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3" calcext:value-type="float">
            <text:p>23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373" calcext:value-type="float">
            <text:p>373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375" calcext:value-type="float">
            <text:p>375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390" calcext:value-type="float">
            <text:p>390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405" calcext:value-type="float">
            <text:p>405</text:p>
          </table:table-cell>
          <table:table-cell table:formula="of:=IF([$FillIn.BK26]&lt;&gt;&quot;&quot;;[$FillIn.BK26];-1)" office:value-type="float" office:value="437" calcext:value-type="float">
            <text:p>437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2" calcext:value-type="float">
            <text:p>22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236" calcext:value-type="float">
            <text:p>236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245" calcext:value-type="float">
            <text:p>245</text:p>
          </table:table-cell>
          <table:table-cell table:formula="of:=IF([$FillIn.P27]&lt;&gt;&quot;&quot;;[$FillIn.P27];-1)" office:value-type="float" office:value="247" calcext:value-type="float">
            <text:p>247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181" calcext:value-type="float">
            <text:p>18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201" calcext:value-type="float">
            <text:p>20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210" calcext:value-type="float">
            <text:p>210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167" calcext:value-type="float">
            <text:p>167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374" calcext:value-type="float">
            <text:p>374</text:p>
          </table:table-cell>
          <table:table-cell table:formula="of:=IF([$FillIn.AN27]&lt;&gt;&quot;&quot;;[$FillIn.AN27];-1)" office:value-type="float" office:value="142" calcext:value-type="float">
            <text:p>142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119" calcext:value-type="float">
            <text:p>119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406" calcext:value-type="float">
            <text:p>406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436" calcext:value-type="float">
            <text:p>436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452" calcext:value-type="float">
            <text:p>452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1" calcext:value-type="float">
            <text:p>21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143" calcext:value-type="float">
            <text:p>143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141" calcext:value-type="float">
            <text:p>14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120" calcext:value-type="float">
            <text:p>120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118" calcext:value-type="float">
            <text:p>118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407" calcext:value-type="float">
            <text:p>407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0" calcext:value-type="float">
            <text:p>20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235" calcext:value-type="float">
            <text:p>235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246" calcext:value-type="float">
            <text:p>246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182" calcext:value-type="float">
            <text:p>182</text:p>
          </table:table-cell>
          <table:table-cell table:formula="of:=IF([$FillIn.S29]&lt;&gt;&quot;&quot;;[$FillIn.S29];-1)" office:value-type="float" office:value="200" calcext:value-type="float">
            <text:p>200</text:p>
          </table:table-cell>
          <table:table-cell table:formula="of:=IF([$FillIn.T29]&lt;&gt;&quot;&quot;;[$FillIn.T29];-1)" office:value-type="float" office:value="197" calcext:value-type="float">
            <text:p>197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211" calcext:value-type="float">
            <text:p>21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166" calcext:value-type="float">
            <text:p>166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144" calcext:value-type="float">
            <text:p>144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140" calcext:value-type="float">
            <text:p>140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121" calcext:value-type="float">
            <text:p>12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-1" calcext:value-type="float">
            <text:p>-1</text:p>
          </table:table-cell>
          <table:table-cell table:formula="of:=IF([$FillIn.BA29]&lt;&gt;&quot;&quot;;[$FillIn.BA29];-1)" office:value-type="float" office:value="117" calcext:value-type="float">
            <text:p>117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408" calcext:value-type="float">
            <text:p>408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435" calcext:value-type="float">
            <text:p>435</text:p>
          </table:table-cell>
          <table:table-cell table:formula="of:=IF([$FillIn.BL29]&lt;&gt;&quot;&quot;;[$FillIn.BL29];-1)" office:value-type="float" office:value="-1" calcext:value-type="float">
            <text:p>-1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453" calcext:value-type="float">
            <text:p>453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19" calcext:value-type="float">
            <text:p>19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183" calcext:value-type="float">
            <text:p>183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199" calcext:value-type="float">
            <text:p>199</text:p>
          </table:table-cell>
          <table:table-cell table:formula="of:=IF([$FillIn.T30]&lt;&gt;&quot;&quot;;[$FillIn.T30];-1)" office:value-type="float" office:value="198" calcext:value-type="float">
            <text:p>198</text:p>
          </table:table-cell>
          <table:table-cell table:formula="of:=IF([$FillIn.U30]&lt;&gt;&quot;&quot;;[$FillIn.U30];-1)" office:value-type="float" office:value="196" calcext:value-type="float">
            <text:p>196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212" calcext:value-type="float">
            <text:p>212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165" calcext:value-type="float">
            <text:p>165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145" calcext:value-type="float">
            <text:p>145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122" calcext:value-type="float">
            <text:p>122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-1" calcext:value-type="float">
            <text:p>-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434" calcext:value-type="float">
            <text:p>434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-1" calcext:value-type="float">
            <text:p>-1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454" calcext:value-type="float">
            <text:p>454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18" calcext:value-type="float">
            <text:p>18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234" calcext:value-type="float">
            <text:p>234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184" calcext:value-type="float">
            <text:p>184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195" calcext:value-type="float">
            <text:p>195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213" calcext:value-type="float">
            <text:p>213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164" calcext:value-type="float">
            <text:p>164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149" calcext:value-type="float">
            <text:p>149</text:p>
          </table:table-cell>
          <table:table-cell table:formula="of:=IF([$FillIn.AH31]&lt;&gt;&quot;&quot;;[$FillIn.AH31];-1)" office:value-type="float" office:value="148" calcext:value-type="float">
            <text:p>148</text:p>
          </table:table-cell>
          <table:table-cell table:formula="of:=IF([$FillIn.AI31]&lt;&gt;&quot;&quot;;[$FillIn.AI31];-1)" office:value-type="float" office:value="147" calcext:value-type="float">
            <text:p>147</text:p>
          </table:table-cell>
          <table:table-cell table:formula="of:=IF([$FillIn.AJ31]&lt;&gt;&quot;&quot;;[$FillIn.AJ31];-1)" office:value-type="float" office:value="146" calcext:value-type="float">
            <text:p>146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139" calcext:value-type="float">
            <text:p>139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126" calcext:value-type="float">
            <text:p>126</text:p>
          </table:table-cell>
          <table:table-cell table:formula="of:=IF([$FillIn.AU31]&lt;&gt;&quot;&quot;;[$FillIn.AU31];-1)" office:value-type="float" office:value="125" calcext:value-type="float">
            <text:p>125</text:p>
          </table:table-cell>
          <table:table-cell table:formula="of:=IF([$FillIn.AV31]&lt;&gt;&quot;&quot;;[$FillIn.AV31];-1)" office:value-type="float" office:value="124" calcext:value-type="float">
            <text:p>124</text:p>
          </table:table-cell>
          <table:table-cell table:formula="of:=IF([$FillIn.AW31]&lt;&gt;&quot;&quot;;[$FillIn.AW31];-1)" office:value-type="float" office:value="123" calcext:value-type="float">
            <text:p>123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16" calcext:value-type="float">
            <text:p>116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409" calcext:value-type="float">
            <text:p>409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-1" calcext:value-type="float">
            <text:p>-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-1" calcext:value-type="float">
            <text:p>-1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456" calcext:value-type="float">
            <text:p>456</text:p>
          </table:table-cell>
          <table:table-cell table:formula="of:=IF([$FillIn.BS31]&lt;&gt;&quot;&quot;;[$FillIn.BS31];-1)" office:value-type="float" office:value="455" calcext:value-type="float">
            <text:p>455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7" calcext:value-type="float">
            <text:p>17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233" calcext:value-type="float">
            <text:p>233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185" calcext:value-type="float">
            <text:p>185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194" calcext:value-type="float">
            <text:p>194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214" calcext:value-type="float">
            <text:p>214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410" calcext:value-type="float">
            <text:p>410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433" calcext:value-type="float">
            <text:p>433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458" calcext:value-type="float">
            <text:p>458</text:p>
          </table:table-cell>
          <table:table-cell table:formula="of:=IF([$FillIn.BR32]&lt;&gt;&quot;&quot;;[$FillIn.BR32];-1)" office:value-type="float" office:value="457" calcext:value-type="float">
            <text:p>457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8" calcext:value-type="float">
            <text:p>8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6" calcext:value-type="float">
            <text:p>16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232" calcext:value-type="float">
            <text:p>232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186" calcext:value-type="float">
            <text:p>186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193" calcext:value-type="float">
            <text:p>193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215" calcext:value-type="float">
            <text:p>215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163" calcext:value-type="float">
            <text:p>163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150" calcext:value-type="float">
            <text:p>150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33]&lt;&gt;&quot;&quot;;[$FillIn.AX33];-1)" office:value-type="float" office:value="-1" calcext:value-type="float">
            <text:p>-1</text:p>
          </table:table-cell>
          <table:table-cell table:formula="of:=IF([$FillIn.AY33]&lt;&gt;&quot;&quot;;[$FillIn.AY33];-1)" office:value-type="float" office:value="-1" calcext:value-type="float">
            <text:p>-1</text:p>
          </table:table-cell>
          <table:table-cell table:formula="of:=IF([$FillIn.AZ33]&lt;&gt;&quot;&quot;;[$FillIn.AZ33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411" calcext:value-type="float">
            <text:p>411</text:p>
          </table:table-cell>
          <table:table-cell table:formula="of:=IF([$FillIn.BJ33]&lt;&gt;&quot;&quot;;[$FillIn.BJ33];-1)" office:value-type="float" office:value="-1" calcext:value-type="float">
            <text:p>-1</text:p>
          </table:table-cell>
          <table:table-cell table:formula="of:=IF([$FillIn.BK33]&lt;&gt;&quot;&quot;;[$FillIn.BK33];-1)" office:value-type="float" office:value="432" calcext:value-type="float">
            <text:p>432</text:p>
          </table:table-cell>
          <table:table-cell table:formula="of:=IF([$FillIn.BL33]&lt;&gt;&quot;&quot;;[$FillIn.BL33];-1)" office:value-type="float" office:value="-1" calcext:value-type="float">
            <text:p>-1</text:p>
          </table:table-cell>
          <table:table-cell table:formula="of:=IF([$FillIn.BM33]&lt;&gt;&quot;&quot;;[$FillIn.BM33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459" calcext:value-type="float">
            <text:p>459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7" calcext:value-type="float">
            <text:p>7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9" calcext:value-type="float">
            <text:p>9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5" calcext:value-type="float">
            <text:p>15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231" calcext:value-type="float">
            <text:p>23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187" calcext:value-type="float">
            <text:p>187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192" calcext:value-type="float">
            <text:p>192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216" calcext:value-type="float">
            <text:p>216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162" calcext:value-type="float">
            <text:p>162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150" calcext:value-type="float">
            <text:p>150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127" calcext:value-type="float">
            <text:p>127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4]&lt;&gt;&quot;&quot;;[$FillIn.AX34];-1)" office:value-type="float" office:value="-1" calcext:value-type="float">
            <text:p>-1</text:p>
          </table:table-cell>
          <table:table-cell table:formula="of:=IF([$FillIn.AY34]&lt;&gt;&quot;&quot;;[$FillIn.AY34];-1)" office:value-type="float" office:value="-1" calcext:value-type="float">
            <text:p>-1</text:p>
          </table:table-cell>
          <table:table-cell table:formula="of:=IF([$FillIn.AZ34]&lt;&gt;&quot;&quot;;[$FillIn.AZ34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15" calcext:value-type="float">
            <text:p>115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E34]&lt;&gt;&quot;&quot;;[$FillIn.BE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-1" calcext:value-type="float">
            <text:p>-1</text:p>
          </table:table-cell>
          <table:table-cell table:formula="of:=IF([$FillIn.BG34]&lt;&gt;&quot;&quot;;[$FillIn.BG34];-1)" office:value-type="float" office:value="-1" calcext:value-type="float">
            <text:p>-1</text:p>
          </table:table-cell>
          <table:table-cell table:formula="of:=IF([$FillIn.BH34]&lt;&gt;&quot;&quot;;[$FillIn.BH34];-1)" office:value-type="float" office:value="-1" calcext:value-type="float">
            <text:p>-1</text:p>
          </table:table-cell>
          <table:table-cell table:formula="of:=IF([$FillIn.BI34]&lt;&gt;&quot;&quot;;[$FillIn.BI34];-1)" office:value-type="float" office:value="-1" calcext:value-type="float">
            <text:p>-1</text:p>
          </table:table-cell>
          <table:table-cell table:formula="of:=IF([$FillIn.BJ34]&lt;&gt;&quot;&quot;;[$FillIn.BJ34];-1)" office:value-type="float" office:value="412" calcext:value-type="float">
            <text:p>412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L34]&lt;&gt;&quot;&quot;;[$FillIn.BL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-1" calcext:value-type="float">
            <text:p>-1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460" calcext:value-type="float">
            <text:p>460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6" calcext:value-type="float">
            <text:p>6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10" calcext:value-type="float">
            <text:p>10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4" calcext:value-type="float">
            <text:p>14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230" calcext:value-type="float">
            <text:p>230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188" calcext:value-type="float">
            <text:p>188</text:p>
          </table:table-cell>
          <table:table-cell table:formula="of:=IF([$FillIn.S35]&lt;&gt;&quot;&quot;;[$FillIn.S35];-1)" office:value-type="float" office:value="189" calcext:value-type="float">
            <text:p>189</text:p>
          </table:table-cell>
          <table:table-cell table:formula="of:=IF([$FillIn.T35]&lt;&gt;&quot;&quot;;[$FillIn.T35];-1)" office:value-type="float" office:value="190" calcext:value-type="float">
            <text:p>190</text:p>
          </table:table-cell>
          <table:table-cell table:formula="of:=IF([$FillIn.U35]&lt;&gt;&quot;&quot;;[$FillIn.U35];-1)" office:value-type="float" office:value="191" calcext:value-type="float">
            <text:p>19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217" calcext:value-type="float">
            <text:p>217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161" calcext:value-type="float">
            <text:p>16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138" calcext:value-type="float">
            <text:p>138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128" calcext:value-type="float">
            <text:p>128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5]&lt;&gt;&quot;&quot;;[$FillIn.AX35];-1)" office:value-type="float" office:value="-1" calcext:value-type="float">
            <text:p>-1</text:p>
          </table:table-cell>
          <table:table-cell table:formula="of:=IF([$FillIn.AY35]&lt;&gt;&quot;&quot;;[$FillIn.AY35];-1)" office:value-type="float" office:value="-1" calcext:value-type="float">
            <text:p>-1</text:p>
          </table:table-cell>
          <table:table-cell table:formula="of:=IF([$FillIn.AZ35]&lt;&gt;&quot;&quot;;[$FillIn.AZ35];-1)" office:value-type="float" office:value="-1" calcext:value-type="float">
            <text:p>-1</text:p>
          </table:table-cell>
          <table:table-cell table:formula="of:=IF([$FillIn.BA35]&lt;&gt;&quot;&quot;;[$FillIn.BA35];-1)" office:value-type="float" office:value="114" calcext:value-type="float">
            <text:p>114</text:p>
          </table:table-cell>
          <table:table-cell table:formula="of:=IF([$FillIn.BB35]&lt;&gt;&quot;&quot;;[$FillIn.BB35];-1)" office:value-type="float" office:value="-1" calcext:value-type="float">
            <text:p>-1</text:p>
          </table:table-cell>
          <table:table-cell table:formula="of:=IF([$FillIn.BC35]&lt;&gt;&quot;&quot;;[$FillIn.BC35];-1)" office:value-type="float" office:value="-1" calcext:value-type="float">
            <text:p>-1</text:p>
          </table:table-cell>
          <table:table-cell table:formula="of:=IF([$FillIn.BD35]&lt;&gt;&quot;&quot;;[$FillIn.BD35];-1)" office:value-type="float" office:value="-1" calcext:value-type="float">
            <text:p>-1</text:p>
          </table:table-cell>
          <table:table-cell table:formula="of:=IF([$FillIn.BE35]&lt;&gt;&quot;&quot;;[$FillIn.BE35];-1)" office:value-type="float" office:value="-1" calcext:value-type="float">
            <text:p>-1</text:p>
          </table:table-cell>
          <table:table-cell table:formula="of:=IF([$FillIn.BF35]&lt;&gt;&quot;&quot;;[$FillIn.BF35];-1)" office:value-type="float" office:value="-1" calcext:value-type="float">
            <text:p>-1</text:p>
          </table:table-cell>
          <table:table-cell table:formula="of:=IF([$FillIn.BG35]&lt;&gt;&quot;&quot;;[$FillIn.BG35];-1)" office:value-type="float" office:value="-1" calcext:value-type="float">
            <text:p>-1</text:p>
          </table:table-cell>
          <table:table-cell table:formula="of:=IF([$FillIn.BH35]&lt;&gt;&quot;&quot;;[$FillIn.BH35];-1)" office:value-type="float" office:value="-1" calcext:value-type="float">
            <text:p>-1</text:p>
          </table:table-cell>
          <table:table-cell table:formula="of:=IF([$FillIn.BI35]&lt;&gt;&quot;&quot;;[$FillIn.BI35];-1)" office:value-type="float" office:value="-1" calcext:value-type="float">
            <text:p>-1</text:p>
          </table:table-cell>
          <table:table-cell table:formula="of:=IF([$FillIn.BJ35]&lt;&gt;&quot;&quot;;[$FillIn.BJ35];-1)" office:value-type="float" office:value="-1" calcext:value-type="float">
            <text:p>-1</text:p>
          </table:table-cell>
          <table:table-cell table:formula="of:=IF([$FillIn.BK35]&lt;&gt;&quot;&quot;;[$FillIn.BK35];-1)" office:value-type="float" office:value="431" calcext:value-type="float">
            <text:p>431</text:p>
          </table:table-cell>
          <table:table-cell table:formula="of:=IF([$FillIn.BL35]&lt;&gt;&quot;&quot;;[$FillIn.BL35];-1)" office:value-type="float" office:value="-1" calcext:value-type="float">
            <text:p>-1</text:p>
          </table:table-cell>
          <table:table-cell table:formula="of:=IF([$FillIn.BM35]&lt;&gt;&quot;&quot;;[$FillIn.BM35];-1)" office:value-type="float" office:value="467" calcext:value-type="float">
            <text:p>467</text:p>
          </table:table-cell>
          <table:table-cell table:formula="of:=IF([$FillIn.BN35]&lt;&gt;&quot;&quot;;[$FillIn.BN35];-1)" office:value-type="float" office:value="466" calcext:value-type="float">
            <text:p>466</text:p>
          </table:table-cell>
          <table:table-cell table:formula="of:=IF([$FillIn.BO35]&lt;&gt;&quot;&quot;;[$FillIn.BO35];-1)" office:value-type="float" office:value="465" calcext:value-type="float">
            <text:p>465</text:p>
          </table:table-cell>
          <table:table-cell table:formula="of:=IF([$FillIn.BP35]&lt;&gt;&quot;&quot;;[$FillIn.BP35];-1)" office:value-type="float" office:value="464" calcext:value-type="float">
            <text:p>464</text:p>
          </table:table-cell>
          <table:table-cell table:formula="of:=IF([$FillIn.BQ35]&lt;&gt;&quot;&quot;;[$FillIn.BQ35];-1)" office:value-type="float" office:value="463" calcext:value-type="float">
            <text:p>463</text:p>
          </table:table-cell>
          <table:table-cell table:formula="of:=IF([$FillIn.BR35]&lt;&gt;&quot;&quot;;[$FillIn.BR35];-1)" office:value-type="float" office:value="462" calcext:value-type="float">
            <text:p>462</text:p>
          </table:table-cell>
          <table:table-cell table:formula="of:=IF([$FillIn.BS35]&lt;&gt;&quot;&quot;;[$FillIn.BS35];-1)" office:value-type="float" office:value="461" calcext:value-type="float">
            <text:p>46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5" calcext:value-type="float">
            <text:p>5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11" calcext:value-type="float">
            <text:p>1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3" calcext:value-type="float">
            <text:p>13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229" calcext:value-type="float">
            <text:p>229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218" calcext:value-type="float">
            <text:p>218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160" calcext:value-type="float">
            <text:p>160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151" calcext:value-type="float">
            <text:p>15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137" calcext:value-type="float">
            <text:p>137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129" calcext:value-type="float">
            <text:p>129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6]&lt;&gt;&quot;&quot;;[$FillIn.BA36];-1)" office:value-type="float" office:value="113" calcext:value-type="float">
            <text:p>113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420" calcext:value-type="float">
            <text:p>420</text:p>
          </table:table-cell>
          <table:table-cell table:formula="of:=IF([$FillIn.BD36]&lt;&gt;&quot;&quot;;[$FillIn.BD36];-1)" office:value-type="float" office:value="419" calcext:value-type="float">
            <text:p>419</text:p>
          </table:table-cell>
          <table:table-cell table:formula="of:=IF([$FillIn.BE36]&lt;&gt;&quot;&quot;;[$FillIn.BE36];-1)" office:value-type="float" office:value="418" calcext:value-type="float">
            <text:p>418</text:p>
          </table:table-cell>
          <table:table-cell table:formula="of:=IF([$FillIn.BF36]&lt;&gt;&quot;&quot;;[$FillIn.BF36];-1)" office:value-type="float" office:value="417" calcext:value-type="float">
            <text:p>417</text:p>
          </table:table-cell>
          <table:table-cell table:formula="of:=IF([$FillIn.BG36]&lt;&gt;&quot;&quot;;[$FillIn.BG36];-1)" office:value-type="float" office:value="416" calcext:value-type="float">
            <text:p>416</text:p>
          </table:table-cell>
          <table:table-cell table:formula="of:=IF([$FillIn.BH36]&lt;&gt;&quot;&quot;;[$FillIn.BH36];-1)" office:value-type="float" office:value="415" calcext:value-type="float">
            <text:p>415</text:p>
          </table:table-cell>
          <table:table-cell table:formula="of:=IF([$FillIn.BI36]&lt;&gt;&quot;&quot;;[$FillIn.BI36];-1)" office:value-type="float" office:value="414" calcext:value-type="float">
            <text:p>414</text:p>
          </table:table-cell>
          <table:table-cell table:formula="of:=IF([$FillIn.BJ36]&lt;&gt;&quot;&quot;;[$FillIn.BJ36];-1)" office:value-type="float" office:value="413" calcext:value-type="float">
            <text:p>413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L36]&lt;&gt;&quot;&quot;;[$FillIn.BL36];-1)" office:value-type="float" office:value="468" calcext:value-type="float">
            <text:p>468</text:p>
          </table:table-cell>
          <table:table-cell table:formula="of:=IF([$FillIn.BM36]&lt;&gt;&quot;&quot;;[$FillIn.BM36];-1)" office:value-type="float" office:value="469" calcext:value-type="float">
            <text:p>469</text:p>
          </table:table-cell>
          <table:table-cell table:formula="of:=IF([$FillIn.BN36]&lt;&gt;&quot;&quot;;[$FillIn.BN36];-1)" office:value-type="float" office:value="470" calcext:value-type="float">
            <text:p>470</text:p>
          </table:table-cell>
          <table:table-cell table:formula="of:=IF([$FillIn.BO36]&lt;&gt;&quot;&quot;;[$FillIn.BO36];-1)" office:value-type="float" office:value="471" calcext:value-type="float">
            <text:p>471</text:p>
          </table:table-cell>
          <table:table-cell table:formula="of:=IF([$FillIn.BP36]&lt;&gt;&quot;&quot;;[$FillIn.BP36];-1)" office:value-type="float" office:value="472" calcext:value-type="float">
            <text:p>472</text:p>
          </table:table-cell>
          <table:table-cell table:formula="of:=IF([$FillIn.BQ36]&lt;&gt;&quot;&quot;;[$FillIn.BQ36];-1)" office:value-type="float" office:value="473" calcext:value-type="float">
            <text:p>473</text:p>
          </table:table-cell>
          <table:table-cell table:formula="of:=IF([$FillIn.BR36]&lt;&gt;&quot;&quot;;[$FillIn.BR36];-1)" office:value-type="float" office:value="474" calcext:value-type="float">
            <text:p>474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4" calcext:value-type="float">
            <text:p>4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12" calcext:value-type="float">
            <text:p>12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2" calcext:value-type="float">
            <text:p>12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228" calcext:value-type="float">
            <text:p>228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219" calcext:value-type="float">
            <text:p>219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159" calcext:value-type="float">
            <text:p>159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152" calcext:value-type="float">
            <text:p>152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-1" calcext:value-type="float">
            <text:p>-1</text:p>
          </table:table-cell>
          <table:table-cell table:formula="of:=IF([$FillIn.BB37]&lt;&gt;&quot;&quot;;[$FillIn.BB37];-1)" office:value-type="float" office:value="421" calcext:value-type="float">
            <text:p>421</text:p>
          </table:table-cell>
          <table:table-cell table:formula="of:=IF([$FillIn.BC37]&lt;&gt;&quot;&quot;;[$FillIn.BC37];-1)" office:value-type="float" office:value="422" calcext:value-type="float">
            <text:p>422</text:p>
          </table:table-cell>
          <table:table-cell table:formula="of:=IF([$FillIn.BD37]&lt;&gt;&quot;&quot;;[$FillIn.BD37];-1)" office:value-type="float" office:value="423" calcext:value-type="float">
            <text:p>423</text:p>
          </table:table-cell>
          <table:table-cell table:formula="of:=IF([$FillIn.BE37]&lt;&gt;&quot;&quot;;[$FillIn.BE37];-1)" office:value-type="float" office:value="424" calcext:value-type="float">
            <text:p>424</text:p>
          </table:table-cell>
          <table:table-cell table:formula="of:=IF([$FillIn.BF37]&lt;&gt;&quot;&quot;;[$FillIn.BF37];-1)" office:value-type="float" office:value="425" calcext:value-type="float">
            <text:p>425</text:p>
          </table:table-cell>
          <table:table-cell table:formula="of:=IF([$FillIn.BG37]&lt;&gt;&quot;&quot;;[$FillIn.BG37];-1)" office:value-type="float" office:value="426" calcext:value-type="float">
            <text:p>426</text:p>
          </table:table-cell>
          <table:table-cell table:formula="of:=IF([$FillIn.BH37]&lt;&gt;&quot;&quot;;[$FillIn.BH37];-1)" office:value-type="float" office:value="427" calcext:value-type="float">
            <text:p>427</text:p>
          </table:table-cell>
          <table:table-cell table:formula="of:=IF([$FillIn.BI37]&lt;&gt;&quot;&quot;;[$FillIn.BI37];-1)" office:value-type="float" office:value="428" calcext:value-type="float">
            <text:p>428</text:p>
          </table:table-cell>
          <table:table-cell table:formula="of:=IF([$FillIn.BJ37]&lt;&gt;&quot;&quot;;[$FillIn.BJ37];-1)" office:value-type="float" office:value="429" calcext:value-type="float">
            <text:p>429</text:p>
          </table:table-cell>
          <table:table-cell table:formula="of:=IF([$FillIn.BK37]&lt;&gt;&quot;&quot;;[$FillIn.BK37];-1)" office:value-type="float" office:value="430" calcext:value-type="float">
            <text:p>430</text:p>
          </table:table-cell>
          <table:table-cell table:formula="of:=IF([$FillIn.BL37]&lt;&gt;&quot;&quot;;[$FillIn.BL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-1" calcext:value-type="float">
            <text:p>-1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475" calcext:value-type="float">
            <text:p>475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3" calcext:value-type="float">
            <text:p>3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13" calcext:value-type="float">
            <text:p>13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1" calcext:value-type="float">
            <text:p>11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227" calcext:value-type="float">
            <text:p>227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220" calcext:value-type="float">
            <text:p>220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158" calcext:value-type="float">
            <text:p>158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136" calcext:value-type="float">
            <text:p>136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130" calcext:value-type="float">
            <text:p>130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74" calcext:value-type="float">
            <text:p>74</text:p>
          </table:table-cell>
          <table:table-cell table:formula="of:=IF([$FillIn.BA38]&lt;&gt;&quot;&quot;;[$FillIn.BA38];-1)" office:value-type="float" office:value="75" calcext:value-type="float">
            <text:p>75</text:p>
          </table:table-cell>
          <table:table-cell table:formula="of:=IF([$FillIn.BB38]&lt;&gt;&quot;&quot;;[$FillIn.BB38];-1)" office:value-type="float" office:value="112" calcext:value-type="float">
            <text:p>112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-1" calcext:value-type="float">
            <text:p>-1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-1" calcext:value-type="float">
            <text:p>-1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476" calcext:value-type="float">
            <text:p>476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2" calcext:value-type="float">
            <text:p>2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formula="of:=IF([$FillIn.BZ38]&lt;&gt;&quot;&quot;;[$FillIn.BZ38];-1)" office:value-type="float" office:value="-1" calcext:value-type="float">
            <text:p>-1</text:p>
          </table:table-cell>
          <table:table-cell table:formula="of:=IF([$FillIn.CA38]&lt;&gt;&quot;&quot;;[$FillIn.CA38];-1)" office:value-type="float" office:value="-1" calcext:value-type="float">
            <text:p>-1</text:p>
          </table:table-cell>
          <table:table-cell table:formula="of:=IF([$FillIn.CB38]&lt;&gt;&quot;&quot;;[$FillIn.CB38];-1)" office:value-type="float" office:value="-1" calcext:value-type="float">
            <text:p>-1</text:p>
          </table:table-cell>
          <table:table-cell table:formula="of:=IF([$FillIn.CC38]&lt;&gt;&quot;&quot;;[$FillIn.CC38];-1)" office:value-type="float" office:value="-1" calcext:value-type="float">
            <text:p>-1</text:p>
          </table:table-cell>
          <table:table-cell table:formula="of:=IF([$FillIn.CD38]&lt;&gt;&quot;&quot;;[$FillIn.CD38];-1)" office:value-type="float" office:value="-1" calcext:value-type="float">
            <text:p>-1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14" calcext:value-type="float">
            <text:p>14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0" calcext:value-type="float">
            <text:p>10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226" calcext:value-type="float">
            <text:p>226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221" calcext:value-type="float">
            <text:p>22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157" calcext:value-type="float">
            <text:p>157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153" calcext:value-type="float">
            <text:p>153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135" calcext:value-type="float">
            <text:p>135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131" calcext:value-type="float">
            <text:p>13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73" calcext:value-type="float">
            <text:p>73</text:p>
          </table:table-cell>
          <table:table-cell table:formula="of:=IF([$FillIn.BA39]&lt;&gt;&quot;&quot;;[$FillIn.BA39];-1)" office:value-type="float" office:value="-1" calcext:value-type="float">
            <text:p>-1</text:p>
          </table:table-cell>
          <table:table-cell table:formula="of:=IF([$FillIn.BB39]&lt;&gt;&quot;&quot;;[$FillIn.BB39];-1)" office:value-type="float" office:value="76" calcext:value-type="float">
            <text:p>76</text:p>
          </table:table-cell>
          <table:table-cell table:formula="of:=IF([$FillIn.BC39]&lt;&gt;&quot;&quot;;[$FillIn.BC39];-1)" office:value-type="float" office:value="111" calcext:value-type="float">
            <text:p>111</text:p>
          </table:table-cell>
          <table:table-cell table:formula="of:=IF([$FillIn.BD39]&lt;&gt;&quot;&quot;;[$FillIn.BD39];-1)" office:value-type="float" office:value="-1" calcext:value-type="float">
            <text:p>-1</text:p>
          </table:table-cell>
          <table:table-cell table:formula="of:=IF([$FillIn.BE39]&lt;&gt;&quot;&quot;;[$FillIn.BE39];-1)" office:value-type="float" office:value="-1" calcext:value-type="float">
            <text:p>-1</text:p>
          </table:table-cell>
          <table:table-cell table:formula="of:=IF([$FillIn.BF39]&lt;&gt;&quot;&quot;;[$FillIn.BF39];-1)" office:value-type="float" office:value="-1" calcext:value-type="float">
            <text:p>-1</text:p>
          </table:table-cell>
          <table:table-cell table:formula="of:=IF([$FillIn.BG39]&lt;&gt;&quot;&quot;;[$FillIn.BG39];-1)" office:value-type="float" office:value="-1" calcext:value-type="float">
            <text:p>-1</text:p>
          </table:table-cell>
          <table:table-cell table:formula="of:=IF([$FillIn.BH39]&lt;&gt;&quot;&quot;;[$FillIn.BH39];-1)" office:value-type="float" office:value="-1" calcext:value-type="float">
            <text:p>-1</text:p>
          </table:table-cell>
          <table:table-cell table:formula="of:=IF([$FillIn.BI39]&lt;&gt;&quot;&quot;;[$FillIn.BI39];-1)" office:value-type="float" office:value="-1" calcext:value-type="float">
            <text:p>-1</text:p>
          </table:table-cell>
          <table:table-cell table:formula="of:=IF([$FillIn.BJ39]&lt;&gt;&quot;&quot;;[$FillIn.BJ39];-1)" office:value-type="float" office:value="-1" calcext:value-type="float">
            <text:p>-1</text:p>
          </table:table-cell>
          <table:table-cell table:formula="of:=IF([$FillIn.BK39]&lt;&gt;&quot;&quot;;[$FillIn.BK39];-1)" office:value-type="float" office:value="-1" calcext:value-type="float">
            <text:p>-1</text:p>
          </table:table-cell>
          <table:table-cell table:formula="of:=IF([$FillIn.BL39]&lt;&gt;&quot;&quot;;[$FillIn.BL39];-1)" office:value-type="float" office:value="-1" calcext:value-type="float">
            <text:p>-1</text:p>
          </table:table-cell>
          <table:table-cell table:formula="of:=IF([$FillIn.BM39]&lt;&gt;&quot;&quot;;[$FillIn.BM39];-1)" office:value-type="float" office:value="-1" calcext:value-type="float">
            <text:p>-1</text:p>
          </table:table-cell>
          <table:table-cell table:formula="of:=IF([$FillIn.BN39]&lt;&gt;&quot;&quot;;[$FillIn.BN39];-1)" office:value-type="float" office:value="-1" calcext:value-type="float">
            <text:p>-1</text:p>
          </table:table-cell>
          <table:table-cell table:formula="of:=IF([$FillIn.BO39]&lt;&gt;&quot;&quot;;[$FillIn.BO39];-1)" office:value-type="float" office:value="-1" calcext:value-type="float">
            <text:p>-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477" calcext:value-type="float">
            <text:p>477</text:p>
          </table:table-cell>
          <table:table-cell table:formula="of:=IF([$FillIn.BU39]&lt;&gt;&quot;&quot;;[$FillIn.BU39];-1)" office:value-type="float" office:value="1" calcext:value-type="float">
            <text:p>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-1" calcext:value-type="float">
            <text:p>-1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15" calcext:value-type="float">
            <text:p>15</text:p>
          </table:table-cell>
          <table:table-cell table:formula="of:=IF([$FillIn.CH39]&lt;&gt;&quot;&quot;;[$FillIn.CH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9" calcext:value-type="float">
            <text:p>9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225" calcext:value-type="float">
            <text:p>225</text:p>
          </table:table-cell>
          <table:table-cell table:formula="of:=IF([$FillIn.T40]&lt;&gt;&quot;&quot;;[$FillIn.T40];-1)" office:value-type="float" office:value="224" calcext:value-type="float">
            <text:p>224</text:p>
          </table:table-cell>
          <table:table-cell table:formula="of:=IF([$FillIn.U40]&lt;&gt;&quot;&quot;;[$FillIn.U40];-1)" office:value-type="float" office:value="223" calcext:value-type="float">
            <text:p>223</text:p>
          </table:table-cell>
          <table:table-cell table:formula="of:=IF([$FillIn.V40]&lt;&gt;&quot;&quot;;[$FillIn.V40];-1)" office:value-type="float" office:value="222" calcext:value-type="float">
            <text:p>222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156" calcext:value-type="float">
            <text:p>156</text:p>
          </table:table-cell>
          <table:table-cell table:formula="of:=IF([$FillIn.AD40]&lt;&gt;&quot;&quot;;[$FillIn.AD40];-1)" office:value-type="float" office:value="155" calcext:value-type="float">
            <text:p>155</text:p>
          </table:table-cell>
          <table:table-cell table:formula="of:=IF([$FillIn.AE40]&lt;&gt;&quot;&quot;;[$FillIn.AE40];-1)" office:value-type="float" office:value="154" calcext:value-type="float">
            <text:p>154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134" calcext:value-type="float">
            <text:p>134</text:p>
          </table:table-cell>
          <table:table-cell table:formula="of:=IF([$FillIn.AQ40]&lt;&gt;&quot;&quot;;[$FillIn.AQ40];-1)" office:value-type="float" office:value="133" calcext:value-type="float">
            <text:p>133</text:p>
          </table:table-cell>
          <table:table-cell table:formula="of:=IF([$FillIn.AR40]&lt;&gt;&quot;&quot;;[$FillIn.AR40];-1)" office:value-type="float" office:value="132" calcext:value-type="float">
            <text:p>132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72" calcext:value-type="float">
            <text:p>72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-1" calcext:value-type="float">
            <text:p>-1</text:p>
          </table:table-cell>
          <table:table-cell table:formula="of:=IF([$FillIn.BB40]&lt;&gt;&quot;&quot;;[$FillIn.BB40];-1)" office:value-type="float" office:value="77" calcext:value-type="float">
            <text:p>77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110" calcext:value-type="float">
            <text:p>110</text:p>
          </table:table-cell>
          <table:table-cell table:formula="of:=IF([$FillIn.BE40]&lt;&gt;&quot;&quot;;[$FillIn.BE40];-1)" office:value-type="float" office:value="109" calcext:value-type="float">
            <text:p>109</text:p>
          </table:table-cell>
          <table:table-cell table:formula="of:=IF([$FillIn.BF40]&lt;&gt;&quot;&quot;;[$FillIn.BF40];-1)" office:value-type="float" office:value="108" calcext:value-type="float">
            <text:p>108</text:p>
          </table:table-cell>
          <table:table-cell table:formula="of:=IF([$FillIn.BG40]&lt;&gt;&quot;&quot;;[$FillIn.BG40];-1)" office:value-type="float" office:value="107" calcext:value-type="float">
            <text:p>107</text:p>
          </table:table-cell>
          <table:table-cell table:formula="of:=IF([$FillIn.BH40]&lt;&gt;&quot;&quot;;[$FillIn.BH40];-1)" office:value-type="float" office:value="106" calcext:value-type="float">
            <text:p>106</text:p>
          </table:table-cell>
          <table:table-cell table:formula="of:=IF([$FillIn.BI40]&lt;&gt;&quot;&quot;;[$FillIn.BI40];-1)" office:value-type="float" office:value="105" calcext:value-type="float">
            <text:p>105</text:p>
          </table:table-cell>
          <table:table-cell table:formula="of:=IF([$FillIn.BJ40]&lt;&gt;&quot;&quot;;[$FillIn.BJ40];-1)" office:value-type="float" office:value="104" calcext:value-type="float">
            <text:p>104</text:p>
          </table:table-cell>
          <table:table-cell table:formula="of:=IF([$FillIn.BK40]&lt;&gt;&quot;&quot;;[$FillIn.BK40];-1)" office:value-type="float" office:value="103" calcext:value-type="float">
            <text:p>103</text:p>
          </table:table-cell>
          <table:table-cell table:formula="of:=IF([$FillIn.BL40]&lt;&gt;&quot;&quot;;[$FillIn.BL40];-1)" office:value-type="float" office:value="102" calcext:value-type="float">
            <text:p>102</text:p>
          </table:table-cell>
          <table:table-cell table:formula="of:=IF([$FillIn.BM40]&lt;&gt;&quot;&quot;;[$FillIn.BM40];-1)" office:value-type="float" office:value="101" calcext:value-type="float">
            <text:p>101</text:p>
          </table:table-cell>
          <table:table-cell table:formula="of:=IF([$FillIn.BN40]&lt;&gt;&quot;&quot;;[$FillIn.BN40];-1)" office:value-type="float" office:value="100" calcext:value-type="float">
            <text:p>100</text:p>
          </table:table-cell>
          <table:table-cell table:formula="of:=IF([$FillIn.BO40]&lt;&gt;&quot;&quot;;[$FillIn.BO40];-1)" office:value-type="float" office:value="99" calcext:value-type="float">
            <text:p>99</text:p>
          </table:table-cell>
          <table:table-cell table:formula="of:=IF([$FillIn.BP40]&lt;&gt;&quot;&quot;;[$FillIn.BP40];-1)" office:value-type="float" office:value="98" calcext:value-type="float">
            <text:p>98</text:p>
          </table:table-cell>
          <table:table-cell table:formula="of:=IF([$FillIn.BQ40]&lt;&gt;&quot;&quot;;[$FillIn.BQ40];-1)" office:value-type="float" office:value="97" calcext:value-type="float">
            <text:p>97</text:p>
          </table:table-cell>
          <table:table-cell table:formula="of:=IF([$FillIn.BR40]&lt;&gt;&quot;&quot;;[$FillIn.BR40];-1)" office:value-type="float" office:value="96" calcext:value-type="float">
            <text:p>96</text:p>
          </table:table-cell>
          <table:table-cell table:formula="of:=IF([$FillIn.BS40]&lt;&gt;&quot;&quot;;[$FillIn.BS40];-1)" office:value-type="float" office:value="95" calcext:value-type="float">
            <text:p>95</text:p>
          </table:table-cell>
          <table:table-cell table:formula="of:=IF([$FillIn.BT40]&lt;&gt;&quot;&quot;;[$FillIn.BT40];-1)" office:value-type="float" office:value="478" calcext:value-type="float">
            <text:p>478</text:p>
          </table:table-cell>
          <table:table-cell table:formula="of:=IF([$FillIn.BU40]&lt;&gt;&quot;&quot;;[$FillIn.BU40];-1)" office:value-type="float" office:value="0" calcext:value-type="float">
            <text:p>0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-1" calcext:value-type="float">
            <text:p>-1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8" calcext:value-type="float">
            <text:p>8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AZ41]&lt;&gt;&quot;&quot;;[$FillIn.AZ41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-1" calcext:value-type="float">
            <text:p>-1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78" calcext:value-type="float">
            <text:p>78</text:p>
          </table:table-cell>
          <table:table-cell table:formula="of:=IF([$FillIn.BD41]&lt;&gt;&quot;&quot;;[$FillIn.BD41];-1)" office:value-type="float" office:value="79" calcext:value-type="float">
            <text:p>79</text:p>
          </table:table-cell>
          <table:table-cell table:formula="of:=IF([$FillIn.BE41]&lt;&gt;&quot;&quot;;[$FillIn.BE41];-1)" office:value-type="float" office:value="80" calcext:value-type="float">
            <text:p>80</text:p>
          </table:table-cell>
          <table:table-cell table:formula="of:=IF([$FillIn.BF41]&lt;&gt;&quot;&quot;;[$FillIn.BF41];-1)" office:value-type="float" office:value="81" calcext:value-type="float">
            <text:p>81</text:p>
          </table:table-cell>
          <table:table-cell table:formula="of:=IF([$FillIn.BG41]&lt;&gt;&quot;&quot;;[$FillIn.BG41];-1)" office:value-type="float" office:value="82" calcext:value-type="float">
            <text:p>82</text:p>
          </table:table-cell>
          <table:table-cell table:formula="of:=IF([$FillIn.BH41]&lt;&gt;&quot;&quot;;[$FillIn.BH41];-1)" office:value-type="float" office:value="83" calcext:value-type="float">
            <text:p>83</text:p>
          </table:table-cell>
          <table:table-cell table:formula="of:=IF([$FillIn.BI41]&lt;&gt;&quot;&quot;;[$FillIn.BI41];-1)" office:value-type="float" office:value="84" calcext:value-type="float">
            <text:p>84</text:p>
          </table:table-cell>
          <table:table-cell table:formula="of:=IF([$FillIn.BJ41]&lt;&gt;&quot;&quot;;[$FillIn.BJ41];-1)" office:value-type="float" office:value="85" calcext:value-type="float">
            <text:p>85</text:p>
          </table:table-cell>
          <table:table-cell table:formula="of:=IF([$FillIn.BK41]&lt;&gt;&quot;&quot;;[$FillIn.BK41];-1)" office:value-type="float" office:value="86" calcext:value-type="float">
            <text:p>86</text:p>
          </table:table-cell>
          <table:table-cell table:formula="of:=IF([$FillIn.BL41]&lt;&gt;&quot;&quot;;[$FillIn.BL41];-1)" office:value-type="float" office:value="87" calcext:value-type="float">
            <text:p>87</text:p>
          </table:table-cell>
          <table:table-cell table:formula="of:=IF([$FillIn.BM41]&lt;&gt;&quot;&quot;;[$FillIn.BM41];-1)" office:value-type="float" office:value="88" calcext:value-type="float">
            <text:p>88</text:p>
          </table:table-cell>
          <table:table-cell table:formula="of:=IF([$FillIn.BN41]&lt;&gt;&quot;&quot;;[$FillIn.BN41];-1)" office:value-type="float" office:value="89" calcext:value-type="float">
            <text:p>89</text:p>
          </table:table-cell>
          <table:table-cell table:formula="of:=IF([$FillIn.BO41]&lt;&gt;&quot;&quot;;[$FillIn.BO41];-1)" office:value-type="float" office:value="90" calcext:value-type="float">
            <text:p>90</text:p>
          </table:table-cell>
          <table:table-cell table:formula="of:=IF([$FillIn.BP41]&lt;&gt;&quot;&quot;;[$FillIn.BP41];-1)" office:value-type="float" office:value="91" calcext:value-type="float">
            <text:p>91</text:p>
          </table:table-cell>
          <table:table-cell table:formula="of:=IF([$FillIn.BQ41]&lt;&gt;&quot;&quot;;[$FillIn.BQ41];-1)" office:value-type="float" office:value="92" calcext:value-type="float">
            <text:p>92</text:p>
          </table:table-cell>
          <table:table-cell table:formula="of:=IF([$FillIn.BR41]&lt;&gt;&quot;&quot;;[$FillIn.BR41];-1)" office:value-type="float" office:value="93" calcext:value-type="float">
            <text:p>93</text:p>
          </table:table-cell>
          <table:table-cell table:formula="of:=IF([$FillIn.BS41]&lt;&gt;&quot;&quot;;[$FillIn.BS41];-1)" office:value-type="float" office:value="94" calcext:value-type="float">
            <text:p>94</text:p>
          </table:table-cell>
          <table:table-cell table:formula="of:=IF([$FillIn.BT41]&lt;&gt;&quot;&quot;;[$FillIn.BT41];-1)" office:value-type="float" office:value="479" calcext:value-type="float">
            <text:p>479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-1" calcext:value-type="float">
            <text:p>-1</text:p>
          </table:table-cell>
          <table:table-cell table:formula="of:=IF([$FillIn.CG41]&lt;&gt;&quot;&quot;;[$FillIn.CG41];-1)" office:value-type="float" office:value="-1" calcext:value-type="float">
            <text:p>-1</text:p>
          </table:table-cell>
          <table:table-cell table:formula="of:=IF([$FillIn.CH41]&lt;&gt;&quot;&quot;;[$FillIn.CH41];-1)"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7" calcext:value-type="float">
            <text:p>7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71" calcext:value-type="float">
            <text:p>7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-1" calcext:value-type="float">
            <text:p>-1</text:p>
          </table:table-cell>
          <table:table-cell table:formula="of:=IF([$FillIn.BC42]&lt;&gt;&quot;&quot;;[$FillIn.BC42];-1)" office:value-type="float" office:value="-1" calcext:value-type="float">
            <text:p>-1</text:p>
          </table:table-cell>
          <table:table-cell table:formula="of:=IF([$FillIn.BD42]&lt;&gt;&quot;&quot;;[$FillIn.BD42];-1)" office:value-type="float" office:value="-1" calcext:value-type="float">
            <text:p>-1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-1" calcext:value-type="float">
            <text:p>-1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-1" calcext:value-type="float">
            <text:p>-1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-1" calcext:value-type="float">
            <text:p>-1</text:p>
          </table:table-cell>
          <table:table-cell table:formula="of:=IF([$FillIn.BQ42]&lt;&gt;&quot;&quot;;[$FillIn.BQ42];-1)" office:value-type="float" office:value="-1" calcext:value-type="float">
            <text:p>-1</text:p>
          </table:table-cell>
          <table:table-cell table:formula="of:=IF([$FillIn.BR42]&lt;&gt;&quot;&quot;;[$FillIn.BR42];-1)" office:value-type="float" office:value="-1" calcext:value-type="float">
            <text:p>-1</text:p>
          </table:table-cell>
          <table:table-cell table:formula="of:=IF([$FillIn.BS42]&lt;&gt;&quot;&quot;;[$FillIn.BS42];-1)" office:value-type="float" office:value="-1" calcext:value-type="float">
            <text:p>-1</text:p>
          </table:table-cell>
          <table:table-cell table:formula="of:=IF([$FillIn.BT42]&lt;&gt;&quot;&quot;;[$FillIn.BT42];-1)" office:value-type="float" office:value="33" calcext:value-type="float">
            <text:p>33</text:p>
          </table:table-cell>
          <table:table-cell table:formula="of:=IF([$FillIn.BU42]&lt;&gt;&quot;&quot;;[$FillIn.BU42];-1)" office:value-type="float" office:value="32" calcext:value-type="float">
            <text:p>32</text:p>
          </table:table-cell>
          <table:table-cell table:formula="of:=IF([$FillIn.BV42]&lt;&gt;&quot;&quot;;[$FillIn.BV42];-1)" office:value-type="float" office:value="-1" calcext:value-type="float">
            <text:p>-1</text:p>
          </table:table-cell>
          <table:table-cell table:formula="of:=IF([$FillIn.BW42]&lt;&gt;&quot;&quot;;[$FillIn.BW42];-1)" office:value-type="float" office:value="-1" calcext:value-type="float">
            <text:p>-1</text:p>
          </table:table-cell>
          <table:table-cell table:formula="of:=IF([$FillIn.BX42]&lt;&gt;&quot;&quot;;[$FillIn.BX42];-1)" office:value-type="float" office:value="-1" calcext:value-type="float">
            <text:p>-1</text:p>
          </table:table-cell>
          <table:table-cell table:formula="of:=IF([$FillIn.BY42]&lt;&gt;&quot;&quot;;[$FillIn.BY42];-1)" office:value-type="float" office:value="-1" calcext:value-type="float">
            <text:p>-1</text:p>
          </table:table-cell>
          <table:table-cell table:formula="of:=IF([$FillIn.BZ42]&lt;&gt;&quot;&quot;;[$FillIn.BZ42];-1)" office:value-type="float" office:value="-1" calcext:value-type="float">
            <text:p>-1</text:p>
          </table:table-cell>
          <table:table-cell table:formula="of:=IF([$FillIn.CA42]&lt;&gt;&quot;&quot;;[$FillIn.CA42];-1)" office:value-type="float" office:value="-1" calcext:value-type="float">
            <text:p>-1</text:p>
          </table:table-cell>
          <table:table-cell table:formula="of:=IF([$FillIn.CB42]&lt;&gt;&quot;&quot;;[$FillIn.CB42];-1)" office:value-type="float" office:value="-1" calcext:value-type="float">
            <text:p>-1</text:p>
          </table:table-cell>
          <table:table-cell table:formula="of:=IF([$FillIn.CC42]&lt;&gt;&quot;&quot;;[$FillIn.CC42];-1)" office:value-type="float" office:value="-1" calcext:value-type="float">
            <text:p>-1</text:p>
          </table:table-cell>
          <table:table-cell table:formula="of:=IF([$FillIn.CD42]&lt;&gt;&quot;&quot;;[$FillIn.CD42];-1)" office:value-type="float" office:value="-1" calcext:value-type="float">
            <text:p>-1</text:p>
          </table:table-cell>
          <table:table-cell table:formula="of:=IF([$FillIn.CE42]&lt;&gt;&quot;&quot;;[$FillIn.CE42];-1)" office:value-type="float" office:value="-1" calcext:value-type="float">
            <text:p>-1</text:p>
          </table:table-cell>
          <table:table-cell table:formula="of:=IF([$FillIn.CF42]&lt;&gt;&quot;&quot;;[$FillIn.CF42];-1)" office:value-type="float" office:value="-1" calcext:value-type="float">
            <text:p>-1</text:p>
          </table:table-cell>
          <table:table-cell table:formula="of:=IF([$FillIn.CG42]&lt;&gt;&quot;&quot;;[$FillIn.CG42];-1)" office:value-type="float" office:value="18" calcext:value-type="float">
            <text:p>18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6" calcext:value-type="float">
            <text:p>6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3]&lt;&gt;&quot;&quot;;[$FillIn.BA43];-1)" office:value-type="float" office:value="-1" calcext:value-type="float">
            <text:p>-1</text:p>
          </table:table-cell>
          <table:table-cell table:formula="of:=IF([$FillIn.BB43]&lt;&gt;&quot;&quot;;[$FillIn.BB43];-1)" office:value-type="float" office:value="-1" calcext:value-type="float">
            <text:p>-1</text:p>
          </table:table-cell>
          <table:table-cell table:formula="of:=IF([$FillIn.BC43]&lt;&gt;&quot;&quot;;[$FillIn.BC43];-1)" office:value-type="float" office:value="-1" calcext:value-type="float">
            <text:p>-1</text:p>
          </table:table-cell>
          <table:table-cell table:formula="of:=IF([$FillIn.BD43]&lt;&gt;&quot;&quot;;[$FillIn.BD43];-1)" office:value-type="float" office:value="-1" calcext:value-type="float">
            <text:p>-1</text:p>
          </table:table-cell>
          <table:table-cell table:formula="of:=IF([$FillIn.BE43]&lt;&gt;&quot;&quot;;[$FillIn.BE43];-1)" office:value-type="float" office:value="-1" calcext:value-type="float">
            <text:p>-1</text:p>
          </table:table-cell>
          <table:table-cell table:formula="of:=IF([$FillIn.BF43]&lt;&gt;&quot;&quot;;[$FillIn.BF43];-1)" office:value-type="float" office:value="-1" calcext:value-type="float">
            <text:p>-1</text:p>
          </table:table-cell>
          <table:table-cell table:formula="of:=IF([$FillIn.BG43]&lt;&gt;&quot;&quot;;[$FillIn.BG43];-1)" office:value-type="float" office:value="-1" calcext:value-type="float">
            <text:p>-1</text:p>
          </table:table-cell>
          <table:table-cell table:formula="of:=IF([$FillIn.BH43]&lt;&gt;&quot;&quot;;[$FillIn.BH43];-1)" office:value-type="float" office:value="-1" calcext:value-type="float">
            <text:p>-1</text:p>
          </table:table-cell>
          <table:table-cell table:formula="of:=IF([$FillIn.BI43]&lt;&gt;&quot;&quot;;[$FillIn.BI43];-1)" office:value-type="float" office:value="-1" calcext:value-type="float">
            <text:p>-1</text:p>
          </table:table-cell>
          <table:table-cell table:formula="of:=IF([$FillIn.BJ43]&lt;&gt;&quot;&quot;;[$FillIn.BJ43];-1)" office:value-type="float" office:value="-1" calcext:value-type="float">
            <text:p>-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-1" calcext:value-type="float">
            <text:p>-1</text:p>
          </table:table-cell>
          <table:table-cell table:formula="of:=IF([$FillIn.BP43]&lt;&gt;&quot;&quot;;[$FillIn.BP43];-1)" office:value-type="float" office:value="-1" calcext:value-type="float">
            <text:p>-1</text:p>
          </table:table-cell>
          <table:table-cell table:formula="of:=IF([$FillIn.BQ43]&lt;&gt;&quot;&quot;;[$FillIn.BQ43];-1)" office:value-type="float" office:value="-1" calcext:value-type="float">
            <text:p>-1</text:p>
          </table:table-cell>
          <table:table-cell table:formula="of:=IF([$FillIn.BR43]&lt;&gt;&quot;&quot;;[$FillIn.BR43];-1)" office:value-type="float" office:value="-1" calcext:value-type="float">
            <text:p>-1</text:p>
          </table:table-cell>
          <table:table-cell table:formula="of:=IF([$FillIn.BS43]&lt;&gt;&quot;&quot;;[$FillIn.BS43];-1)" office:value-type="float" office:value="34" calcext:value-type="float">
            <text:p>34</text:p>
          </table:table-cell>
          <table:table-cell table:formula="of:=IF([$FillIn.BT43]&lt;&gt;&quot;&quot;;[$FillIn.BT43];-1)" office:value-type="float" office:value="-1" calcext:value-type="float">
            <text:p>-1</text:p>
          </table:table-cell>
          <table:table-cell table:formula="of:=IF([$FillIn.BU43]&lt;&gt;&quot;&quot;;[$FillIn.BU43];-1)" office:value-type="float" office:value="-1" calcext:value-type="float">
            <text:p>-1</text:p>
          </table:table-cell>
          <table:table-cell table:formula="of:=IF([$FillIn.BV43]&lt;&gt;&quot;&quot;;[$FillIn.BV43];-1)" office:value-type="float" office:value="31" calcext:value-type="float">
            <text:p>31</text:p>
          </table:table-cell>
          <table:table-cell table:formula="of:=IF([$FillIn.BW43]&lt;&gt;&quot;&quot;;[$FillIn.BW43];-1)" office:value-type="float" office:value="-1" calcext:value-type="float">
            <text:p>-1</text:p>
          </table:table-cell>
          <table:table-cell table:formula="of:=IF([$FillIn.BX43]&lt;&gt;&quot;&quot;;[$FillIn.BX43];-1)" office:value-type="float" office:value="-1" calcext:value-type="float">
            <text:p>-1</text:p>
          </table:table-cell>
          <table:table-cell table:formula="of:=IF([$FillIn.BY43]&lt;&gt;&quot;&quot;;[$FillIn.BY43];-1)" office:value-type="float" office:value="-1" calcext:value-type="float">
            <text:p>-1</text:p>
          </table:table-cell>
          <table:table-cell table:formula="of:=IF([$FillIn.BZ43]&lt;&gt;&quot;&quot;;[$FillIn.BZ43];-1)" office:value-type="float" office:value="-1" calcext:value-type="float">
            <text:p>-1</text:p>
          </table:table-cell>
          <table:table-cell table:formula="of:=IF([$FillIn.CA43]&lt;&gt;&quot;&quot;;[$FillIn.CA43];-1)" office:value-type="float" office:value="-1" calcext:value-type="float">
            <text:p>-1</text:p>
          </table:table-cell>
          <table:table-cell table:formula="of:=IF([$FillIn.CB43]&lt;&gt;&quot;&quot;;[$FillIn.CB43];-1)" office:value-type="float" office:value="-1" calcext:value-type="float">
            <text:p>-1</text:p>
          </table:table-cell>
          <table:table-cell table:formula="of:=IF([$FillIn.CC43]&lt;&gt;&quot;&quot;;[$FillIn.CC43];-1)" office:value-type="float" office:value="-1" calcext:value-type="float">
            <text:p>-1</text:p>
          </table:table-cell>
          <table:table-cell table:formula="of:=IF([$FillIn.CD43]&lt;&gt;&quot;&quot;;[$FillIn.CD43];-1)" office:value-type="float" office:value="-1" calcext:value-type="float">
            <text:p>-1</text:p>
          </table:table-cell>
          <table:table-cell table:formula="of:=IF([$FillIn.CE43]&lt;&gt;&quot;&quot;;[$FillIn.CE43];-1)" office:value-type="float" office:value="-1" calcext:value-type="float">
            <text:p>-1</text:p>
          </table:table-cell>
          <table:table-cell table:formula="of:=IF([$FillIn.CF43]&lt;&gt;&quot;&quot;;[$FillIn.CF43];-1)" office:value-type="float" office:value="-1" calcext:value-type="float">
            <text:p>-1</text:p>
          </table:table-cell>
          <table:table-cell table:formula="of:=IF([$FillIn.CG43]&lt;&gt;&quot;&quot;;[$FillIn.CG43];-1)" office:value-type="float" office:value="19" calcext:value-type="float">
            <text:p>19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5" calcext:value-type="float">
            <text:p>5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66" calcext:value-type="float">
            <text:p>66</text:p>
          </table:table-cell>
          <table:table-cell table:formula="of:=IF([$FillIn.AU44]&lt;&gt;&quot;&quot;;[$FillIn.AU44];-1)" office:value-type="float" office:value="67" calcext:value-type="float">
            <text:p>67</text:p>
          </table:table-cell>
          <table:table-cell table:formula="of:=IF([$FillIn.AV44]&lt;&gt;&quot;&quot;;[$FillIn.AV44];-1)" office:value-type="float" office:value="68" calcext:value-type="float">
            <text:p>68</text:p>
          </table:table-cell>
          <table:table-cell table:formula="of:=IF([$FillIn.AW44]&lt;&gt;&quot;&quot;;[$FillIn.AW44];-1)" office:value-type="float" office:value="69" calcext:value-type="float">
            <text:p>69</text:p>
          </table:table-cell>
          <table:table-cell table:formula="of:=IF([$FillIn.AX44]&lt;&gt;&quot;&quot;;[$FillIn.AX44];-1)" office:value-type="float" office:value="70" calcext:value-type="float">
            <text:p>70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-1" calcext:value-type="float">
            <text:p>-1</text:p>
          </table:table-cell>
          <table:table-cell table:formula="of:=IF([$FillIn.BK44]&lt;&gt;&quot;&quot;;[$FillIn.BK44];-1)" office:value-type="float" office:value="-1" calcext:value-type="float">
            <text:p>-1</text:p>
          </table:table-cell>
          <table:table-cell table:formula="of:=IF([$FillIn.BL44]&lt;&gt;&quot;&quot;;[$FillIn.BL44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30" calcext:value-type="float">
            <text:p>30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20" calcext:value-type="float">
            <text:p>20</text:p>
          </table:table-cell>
          <table:table-cell table:formula="of:=IF([$FillIn.CG44]&lt;&gt;&quot;&quot;;[$FillIn.CG44];-1)" office:value-type="float" office:value="-1" calcext:value-type="float">
            <text:p>-1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4" calcext:value-type="float">
            <text:p>4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65" calcext:value-type="float">
            <text:p>65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5]&lt;&gt;&quot;&quot;;[$FillIn.BJ45];-1)" office:value-type="float" office:value="-1" calcext:value-type="float">
            <text:p>-1</text:p>
          </table:table-cell>
          <table:table-cell table:formula="of:=IF([$FillIn.BK45]&lt;&gt;&quot;&quot;;[$FillIn.BK45];-1)" office:value-type="float" office:value="-1" calcext:value-type="float">
            <text:p>-1</text:p>
          </table:table-cell>
          <table:table-cell table:formula="of:=IF([$FillIn.BL45]&lt;&gt;&quot;&quot;;[$FillIn.BL45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35" calcext:value-type="float">
            <text:p>35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29" calcext:value-type="float">
            <text:p>29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21" calcext:value-type="float">
            <text:p>21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3" calcext:value-type="float">
            <text:p>3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64" calcext:value-type="float">
            <text:p>64</text:p>
          </table:table-cell>
          <table:table-cell table:formula="of:=IF([$FillIn.AU46]&lt;&gt;&quot;&quot;;[$FillIn.AU46];-1)" office:value-type="float" office:value="63" calcext:value-type="float">
            <text:p>63</text:p>
          </table:table-cell>
          <table:table-cell table:formula="of:=IF([$FillIn.AV46]&lt;&gt;&quot;&quot;;[$FillIn.AV46];-1)" office:value-type="float" office:value="62" calcext:value-type="float">
            <text:p>62</text:p>
          </table:table-cell>
          <table:table-cell table:formula="of:=IF([$FillIn.AW46]&lt;&gt;&quot;&quot;;[$FillIn.AW46];-1)" office:value-type="float" office:value="61" calcext:value-type="float">
            <text:p>61</text:p>
          </table:table-cell>
          <table:table-cell table:formula="of:=IF([$FillIn.AX46]&lt;&gt;&quot;&quot;;[$FillIn.AX46];-1)" office:value-type="float" office:value="60" calcext:value-type="float">
            <text:p>60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-1" calcext:value-type="float">
            <text:p>-1</text:p>
          </table:table-cell>
          <table:table-cell table:formula="of:=IF([$FillIn.BG46]&lt;&gt;&quot;&quot;;[$FillIn.BG46];-1)" office:value-type="float" office:value="-1" calcext:value-type="float">
            <text:p>-1</text:p>
          </table:table-cell>
          <table:table-cell table:formula="of:=IF([$FillIn.BH46]&lt;&gt;&quot;&quot;;[$FillIn.BH46];-1)" office:value-type="float" office:value="-1" calcext:value-type="float">
            <text:p>-1</text:p>
          </table:table-cell>
          <table:table-cell table:formula="of:=IF([$FillIn.BI46]&lt;&gt;&quot;&quot;;[$FillIn.BI46];-1)" office:value-type="float" office:value="-1" calcext:value-type="float">
            <text:p>-1</text:p>
          </table:table-cell>
          <table:table-cell table:formula="of:=IF([$FillIn.BJ46]&lt;&gt;&quot;&quot;;[$FillIn.BJ46];-1)" office:value-type="float" office:value="-1" calcext:value-type="float">
            <text:p>-1</text:p>
          </table:table-cell>
          <table:table-cell table:formula="of:=IF([$FillIn.BK46]&lt;&gt;&quot;&quot;;[$FillIn.BK46];-1)" office:value-type="float" office:value="-1" calcext:value-type="float">
            <text:p>-1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28" calcext:value-type="float">
            <text:p>28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22" calcext:value-type="float">
            <text:p>22</text:p>
          </table:table-cell>
          <table:table-cell table:formula="of:=IF([$FillIn.CE46]&lt;&gt;&quot;&quot;;[$FillIn.CE46];-1)" office:value-type="float" office:value="-1" calcext:value-type="float">
            <text:p>-1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2" calcext:value-type="float">
            <text:p>2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59" calcext:value-type="float">
            <text:p>59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-1" calcext:value-type="float">
            <text:p>-1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36" calcext:value-type="float">
            <text:p>36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27" calcext:value-type="float">
            <text:p>27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23" calcext:value-type="float">
            <text:p>23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-1" calcext:value-type="float">
            <text:p>-1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1" calcext:value-type="float">
            <text:p>1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58" calcext:value-type="float">
            <text:p>58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-1" calcext:value-type="float">
            <text:p>-1</text:p>
          </table:table-cell>
          <table:table-cell table:formula="of:=IF([$FillIn.BG48]&lt;&gt;&quot;&quot;;[$FillIn.BG48];-1)" office:value-type="float" office:value="-1" calcext:value-type="float">
            <text:p>-1</text:p>
          </table:table-cell>
          <table:table-cell table:formula="of:=IF([$FillIn.BH48]&lt;&gt;&quot;&quot;;[$FillIn.BH48];-1)" office:value-type="float" office:value="-1" calcext:value-type="float">
            <text:p>-1</text:p>
          </table:table-cell>
          <table:table-cell table:formula="of:=IF([$FillIn.BI48]&lt;&gt;&quot;&quot;;[$FillIn.BI48];-1)" office:value-type="float" office:value="-1" calcext:value-type="float">
            <text:p>-1</text:p>
          </table:table-cell>
          <table:table-cell table:formula="of:=IF([$FillIn.BJ48]&lt;&gt;&quot;&quot;;[$FillIn.BJ48];-1)" office:value-type="float" office:value="-1" calcext:value-type="float">
            <text:p>-1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26" calcext:value-type="float">
            <text:p>26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24" calcext:value-type="float">
            <text:p>24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8]&lt;&gt;&quot;&quot;;[$FillIn.CE48];-1)" office:value-type="float" office:value="-1" calcext:value-type="float">
            <text:p>-1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0" calcext:value-type="float">
            <text:p>0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57" calcext:value-type="float">
            <text:p>57</text:p>
          </table:table-cell>
          <table:table-cell table:formula="of:=IF([$FillIn.AY49]&lt;&gt;&quot;&quot;;[$FillIn.AY49];-1)" office:value-type="float" office:value="56" calcext:value-type="float">
            <text:p>56</text:p>
          </table:table-cell>
          <table:table-cell table:formula="of:=IF([$FillIn.AZ49]&lt;&gt;&quot;&quot;;[$FillIn.AZ49];-1)" office:value-type="float" office:value="55" calcext:value-type="float">
            <text:p>55</text:p>
          </table:table-cell>
          <table:table-cell table:formula="of:=IF([$FillIn.BA49]&lt;&gt;&quot;&quot;;[$FillIn.BA49];-1)" office:value-type="float" office:value="54" calcext:value-type="float">
            <text:p>54</text:p>
          </table:table-cell>
          <table:table-cell table:formula="of:=IF([$FillIn.BB49]&lt;&gt;&quot;&quot;;[$FillIn.BB49];-1)" office:value-type="float" office:value="53" calcext:value-type="float">
            <text:p>53</text:p>
          </table:table-cell>
          <table:table-cell table:formula="of:=IF([$FillIn.BC49]&lt;&gt;&quot;&quot;;[$FillIn.BC49];-1)" office:value-type="float" office:value="52" calcext:value-type="float">
            <text:p>52</text:p>
          </table:table-cell>
          <table:table-cell table:formula="of:=IF([$FillIn.BD49]&lt;&gt;&quot;&quot;;[$FillIn.BD49];-1)" office:value-type="float" office:value="51" calcext:value-type="float">
            <text:p>51</text:p>
          </table:table-cell>
          <table:table-cell table:formula="of:=IF([$FillIn.BE49]&lt;&gt;&quot;&quot;;[$FillIn.BE49];-1)" office:value-type="float" office:value="50" calcext:value-type="float">
            <text:p>50</text:p>
          </table:table-cell>
          <table:table-cell table:formula="of:=IF([$FillIn.BF49]&lt;&gt;&quot;&quot;;[$FillIn.BF49];-1)" office:value-type="float" office:value="49" calcext:value-type="float">
            <text:p>49</text:p>
          </table:table-cell>
          <table:table-cell table:formula="of:=IF([$FillIn.BG49]&lt;&gt;&quot;&quot;;[$FillIn.BG49];-1)" office:value-type="float" office:value="48" calcext:value-type="float">
            <text:p>48</text:p>
          </table:table-cell>
          <table:table-cell table:formula="of:=IF([$FillIn.BH49]&lt;&gt;&quot;&quot;;[$FillIn.BH49];-1)" office:value-type="float" office:value="47" calcext:value-type="float">
            <text:p>47</text:p>
          </table:table-cell>
          <table:table-cell table:formula="of:=IF([$FillIn.BI49]&lt;&gt;&quot;&quot;;[$FillIn.BI49];-1)" office:value-type="float" office:value="46" calcext:value-type="float">
            <text:p>46</text:p>
          </table:table-cell>
          <table:table-cell table:formula="of:=IF([$FillIn.BJ49]&lt;&gt;&quot;&quot;;[$FillIn.BJ49];-1)" office:value-type="float" office:value="45" calcext:value-type="float">
            <text:p>45</text:p>
          </table:table-cell>
          <table:table-cell table:formula="of:=IF([$FillIn.BK49]&lt;&gt;&quot;&quot;;[$FillIn.BK49];-1)" office:value-type="float" office:value="44" calcext:value-type="float">
            <text:p>44</text:p>
          </table:table-cell>
          <table:table-cell table:formula="of:=IF([$FillIn.BL49]&lt;&gt;&quot;&quot;;[$FillIn.BL49];-1)" office:value-type="float" office:value="43" calcext:value-type="float">
            <text:p>43</text:p>
          </table:table-cell>
          <table:table-cell table:formula="of:=IF([$FillIn.BM49]&lt;&gt;&quot;&quot;;[$FillIn.BM49];-1)" office:value-type="float" office:value="42" calcext:value-type="float">
            <text:p>42</text:p>
          </table:table-cell>
          <table:table-cell table:formula="of:=IF([$FillIn.BN49]&lt;&gt;&quot;&quot;;[$FillIn.BN49];-1)" office:value-type="float" office:value="41" calcext:value-type="float">
            <text:p>41</text:p>
          </table:table-cell>
          <table:table-cell table:formula="of:=IF([$FillIn.BO49]&lt;&gt;&quot;&quot;;[$FillIn.BO49];-1)" office:value-type="float" office:value="40" calcext:value-type="float">
            <text:p>40</text:p>
          </table:table-cell>
          <table:table-cell table:formula="of:=IF([$FillIn.BP49]&lt;&gt;&quot;&quot;;[$FillIn.BP49];-1)" office:value-type="float" office:value="39" calcext:value-type="float">
            <text:p>39</text:p>
          </table:table-cell>
          <table:table-cell table:formula="of:=IF([$FillIn.BQ49]&lt;&gt;&quot;&quot;;[$FillIn.BQ49];-1)" office:value-type="float" office:value="38" calcext:value-type="float">
            <text:p>38</text:p>
          </table:table-cell>
          <table:table-cell table:formula="of:=IF([$FillIn.BR49]&lt;&gt;&quot;&quot;;[$FillIn.BR49];-1)" office:value-type="float" office:value="37" calcext:value-type="float">
            <text:p>37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25" calcext:value-type="float">
            <text:p>25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-1" calcext:value-type="float">
            <text:p>-1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86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MIDI Mapping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7" table:default-cell-style-name="ce2"/>
        <table:table-column table:style-name="co8" table:number-columns-repeated="3" table:default-cell-style-name="ce1"/>
        <table:table-column table:style-name="co8" table:default-cell-style-name="ce3"/>
        <table:table-column table:style-name="co8" table:number-columns-repeated="3" table:default-cell-style-name="Default"/>
        <table:table-column table:style-name="co8" table:default-cell-style-name="ce3"/>
        <table:table-column table:style-name="co8" table:number-columns-repeated="3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1" table:number-columns-repeated="8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0" table:default-cell-style-name="Default"/>
        <table:table-column table:style-name="co1" table:number-columns-repeated="890" table:default-cell-style-name="Default"/>
        <table:table-row table:style-name="ro1">
          <table:table-cell office:value-type="string" calcext:value-type="string">
            <text:p>Event:Note</text:p>
          </table:table-cell>
          <table:table-cell/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&gt;:Vel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office:value-type="string" calcext:value-type="string">
            <text:p>Hue 254-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X5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X4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X3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X2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X1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und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bient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lSkew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w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*O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*-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Sci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#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#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3" table:number-columns-repeated="3"/>
          <table:table-cell/>
          <table:table-cell table:style-name="ce3"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office:forms form:automatic-focus="false" form:apply-design-mode="false"/>
        <table:table-column table:style-name="co14" table:number-columns-repeated="14" table:default-cell-style-name="Default"/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8"/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"/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</table:table>
      <table:table table:name="P1" table:style-name="ta1">
        <office:forms form:automatic-focus="false" form:apply-design-mode="false"/>
        <table:table-column table:style-name="co14" table:number-columns-repeated="12" table:default-cell-style-name="Default"/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11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</table:table>
      <table:table table:name="P2" table:style-name="ta1">
        <office:forms form:automatic-focus="false" form:apply-design-mode="false"/>
        <table:table-column table:style-name="co14" table:number-columns-repeated="12" table:default-cell-style-name="Default"/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</table:table>
      <table:table table:name="E" table:style-name="ta1">
        <office:forms form:automatic-focus="false" form:apply-design-mode="false"/>
        <table:table-column table:style-name="co14" table:number-columns-repeated="11" table:default-cell-style-name="Default"/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10"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/>
        </table:table-row>
      </table:table>
      <table:table table:name="R" table:style-name="ta1">
        <office:forms form:automatic-focus="false" form:apply-design-mode="false"/>
        <table:table-column table:style-name="co14" table:number-columns-repeated="9" table:default-cell-style-name="Default"/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8"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7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75" calcext:value-type="float">
            <text:p>47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</table:table>
      <table:table table:name="Laser1" table:style-name="ta1">
        <office:forms form:automatic-focus="false" form:apply-design-mode="false"/>
        <table:table-column table:style-name="co15" table:number-columns-repeated="5" table:default-cell-style-name="Default"/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L" table:style-name="ta1">
        <office:forms form:automatic-focus="false" form:apply-design-mode="false"/>
        <table:table-column table:style-name="co15" table:number-columns-repeated="4" table:default-cell-style-name="Default"/>
        <table:table-column table:style-name="co14" table:number-columns-repeated="3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</table:table>
      <table:table table:name="A" table:style-name="ta1">
        <office:forms form:automatic-focus="false" form:apply-design-mode="false"/>
        <table:table-column table:style-name="co15" table:number-columns-repeated="7" table:default-cell-style-name="Default"/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</table:table-row>
      </table:table>
      <table:table table:name="S" table:style-name="ta1">
        <office:forms form:automatic-focus="false" form:apply-design-mode="false"/>
        <table:table-column table:style-name="co15" table:number-columns-repeated="6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LE" table:style-name="ta1">
        <office:forms form:automatic-focus="false" form:apply-design-mode="false"/>
        <table:table-column table:style-name="co15" table:number-columns-repeated="4" table:default-cell-style-name="Default"/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LR" table:style-name="ta1">
        <office:forms form:automatic-focus="false" form:apply-design-mode="false"/>
        <table:table-column table:style-name="co15" table:number-columns-repeated="5" table:default-cell-style-name="Default"/>
        <table:table-column table:style-name="co16" table:default-cell-style-name="Default"/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table table:name="Laser2" table:style-name="ta1">
        <office:forms form:automatic-focus="false" form:apply-design-mode="false"/>
        <table:table-column table:style-name="co15" table:number-columns-repeated="14" table:default-cell-style-name="Default"/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.00.0000</text:date>, <text:time style:data-style-name="N2" text:time-value="09:44:41.64011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2-02T20:04:18.683409847</dc:date>
    <meta:editing-duration>P5DT13H35M14S</meta:editing-duration>
    <meta:editing-cycles>154</meta:editing-cycles>
    <meta:generator>LibreOffice/6.1.2.1$MacOSX_X86_64 LibreOffice_project/65905a128db06ba48db947242809d14d3f9a93fe</meta:generator>
    <meta:document-statistic meta:table-count="16" meta:cell-count="5387" meta:object-count="0"/>
    <meta:user-defined meta:name=""/>
  </office:meta>
</office:document-meta>
</file>